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27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28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29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0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1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2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3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4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5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6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7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8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P39" style:parent-style-name="Standard" style:family="paragraph">
      <style:text-properties style:font-name="Consolas" fo:color="#242729" fo:font-size="10pt" style:font-size-asian="10pt" style:font-size-complex="10pt" fo:background-color="#EFF0F1"/>
    </style:style>
    <style:style style:name="T40" style:parent-style-name="DefaultParagraphFont" style:family="text">
      <style:text-properties style:font-name="Consolas" fo:color="#242729" fo:font-size="10pt" style:font-size-asian="10pt" style:font-size-complex="10pt" fo:background-color="#EFF0F1"/>
    </style:style>
    <style:style style:name="P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T1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/>
    </style:style>
    <style:style style:name="T2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T2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0" style:parent-style-name="DefaultParagraphFont" style:family="text">
      <style:text-properties fo:font-weight="bold" style:font-weight-asian="bold" style:font-weight-complex="bold"/>
    </style:style>
    <style:style style:name="T2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2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T2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48" style:parent-style-name="DefaultParagraphFont" style:family="text">
      <style:text-properties fo:font-weight="bold" style:font-weight-asian="bold" style:font-weight-complex="bold"/>
    </style:style>
    <style:style style:name="T2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T2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T2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T2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2" style:parent-style-name="DefaultParagraphFont" style:family="text">
      <style:text-properties fo:font-weight="bold" style:font-weight-asian="bold" style:font-weight-complex="bold"/>
    </style:style>
    <style:style style:name="T2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T2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T2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78" style:parent-style-name="DefaultParagraphFont" style:family="text">
      <style:text-properties fo:font-weight="bold" style:font-weight-asian="bold" style:font-weight-complex="bold"/>
    </style:style>
    <style:style style:name="T2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0" style:parent-style-name="DefaultParagraphFont" style:family="text">
      <style:text-properties fo:font-weight="bold" style:font-weight-asian="bold" style:font-weight-complex="bold"/>
    </style:style>
    <style:style style:name="T2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2" style:parent-style-name="DefaultParagraphFont" style:family="text">
      <style:text-properties fo:font-weight="bold" style:font-weight-asian="bold" style:font-weight-complex="bold"/>
    </style:style>
    <style:style style:name="T2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/>
    </style:style>
    <style:style style:name="T2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/>
    </style:style>
    <style:style style:name="T2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88" style:parent-style-name="DefaultParagraphFont" style:family="text">
      <style:text-properties fo:font-weight="bold" style:font-weight-asian="bold" style:font-weight-complex="bold"/>
    </style:style>
    <style:style style:name="T2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T2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T2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Standard" style:family="paragraph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T2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/>
    </style:style>
    <style:style style:name="T3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1" style:parent-style-name="DefaultParagraphFont" style:family="text">
      <style:text-properties fo:font-weight="bold" style:font-weight-asian="bold" style:font-weight-complex="bold"/>
    </style:style>
    <style:style style:name="T3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T3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09" style:parent-style-name="DefaultParagraphFont" style:family="text">
      <style:text-properties fo:font-weight="bold" style:font-weight-asian="bold" style:font-weight-complex="bold"/>
    </style:style>
    <style:style style:name="T3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1" style:parent-style-name="DefaultParagraphFont" style:family="text">
      <style:text-properties fo:font-weight="bold" style:font-weight-asian="bold" style:font-weight-complex="bold"/>
    </style:style>
    <style:style style:name="T3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3" style:parent-style-name="DefaultParagraphFont" style:family="text">
      <style:text-properties fo:font-weight="bold" style:font-weight-asian="bold" style:font-weight-complex="bold"/>
    </style:style>
    <style:style style:name="T3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/>
    </style:style>
    <style:style style:name="T3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7" style:parent-style-name="DefaultParagraphFont" style:family="text">
      <style:text-properties fo:font-weight="bold" style:font-weight-asian="bold" style:font-weight-complex="bold"/>
    </style:style>
    <style:style style:name="T3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29" style:parent-style-name="DefaultParagraphFont" style:family="text">
      <style:text-properties fo:font-weight="bold" style:font-weight-asian="bold" style:font-weight-complex="bold"/>
    </style:style>
    <style:style style:name="T3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3" style:parent-style-name="DefaultParagraphFont" style:family="text">
      <style:text-properties fo:font-weight="bold" style:font-weight-asian="bold" style:font-weight-complex="bold"/>
    </style:style>
    <style:style style:name="T3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5" style:parent-style-name="DefaultParagraphFont" style:family="text">
      <style:text-properties fo:font-weight="bold" style:font-weight-asian="bold" style:font-weight-complex="bold"/>
    </style:style>
    <style:style style:name="T3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T3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T3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1" style:parent-style-name="DefaultParagraphFont" style:family="text">
      <style:text-properties fo:font-weight="bold" style:font-weight-asian="bold" style:font-weight-complex="bold"/>
    </style:style>
    <style:style style:name="T3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6" style:parent-style-name="DefaultParagraphFont" style:family="text">
      <style:text-properties fo:font-weight="bold" style:font-weight-asian="bold" style:font-weight-complex="bold"/>
    </style:style>
    <style:style style:name="T3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68" style:parent-style-name="DefaultParagraphFont" style:family="text">
      <style:text-properties fo:font-weight="bold" style:font-weight-asian="bold" style:font-weight-complex="bold"/>
    </style:style>
    <style:style style:name="T3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0" style:parent-style-name="DefaultParagraphFont" style:family="text">
      <style:text-properties fo:font-weight="bold" style:font-weight-asian="bold" style:font-weight-complex="bold"/>
    </style:style>
    <style:style style:name="T3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2" style:parent-style-name="DefaultParagraphFont" style:family="text">
      <style:text-properties fo:font-weight="bold" style:font-weight-asian="bold" style:font-weight-complex="bold"/>
    </style:style>
    <style:style style:name="T3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4" style:parent-style-name="DefaultParagraphFont" style:family="text">
      <style:text-properties fo:font-weight="bold" style:font-weight-asian="bold" style:font-weight-complex="bold"/>
    </style:style>
    <style:style style:name="T3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6" style:parent-style-name="DefaultParagraphFont" style:family="text">
      <style:text-properties fo:font-weight="bold" style:font-weight-asian="bold" style:font-weight-complex="bold"/>
    </style:style>
    <style:style style:name="T3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0" style:parent-style-name="DefaultParagraphFont" style:family="text">
      <style:text-properties fo:font-weight="bold" style:font-weight-asian="bold" style:font-weight-complex="bold"/>
    </style:style>
    <style:style style:name="T3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T3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4" style:parent-style-name="DefaultParagraphFont" style:family="text">
      <style:text-properties fo:font-weight="bold" style:font-weight-asian="bold" style:font-weight-complex="bold"/>
    </style:style>
    <style:style style:name="T3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3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88" style:parent-style-name="DefaultParagraphFont" style:family="text">
      <style:text-properties fo:font-weight="bold" style:font-weight-asian="bold" style:font-weight-complex="bold"/>
    </style:style>
    <style:style style:name="T3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3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2" style:parent-style-name="DefaultParagraphFont" style:family="text">
      <style:text-properties fo:font-weight="bold" style:font-weight-asian="bold" style:font-weight-complex="bold"/>
    </style:style>
    <style:style style:name="T3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4" style:parent-style-name="DefaultParagraphFont" style:family="text">
      <style:text-properties fo:font-weight="bold" style:font-weight-asian="bold" style:font-weight-complex="bold"/>
    </style:style>
    <style:style style:name="T3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6" style:parent-style-name="DefaultParagraphFont" style:family="text">
      <style:text-properties fo:font-weight="bold" style:font-weight-asian="bold" style:font-weight-complex="bold"/>
    </style:style>
    <style:style style:name="T3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398" style:parent-style-name="DefaultParagraphFont" style:family="text">
      <style:text-properties fo:font-weight="bold" style:font-weight-asian="bold" style:font-weight-complex="bold"/>
    </style:style>
    <style:style style:name="T3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T4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2" style:parent-style-name="DefaultParagraphFont" style:family="text">
      <style:text-properties fo:font-weight="bold" style:font-weight-asian="bold" style:font-weight-complex="bold"/>
    </style:style>
    <style:style style:name="T4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4" style:parent-style-name="DefaultParagraphFont" style:family="text">
      <style:text-properties fo:font-weight="bold" style:font-weight-asian="bold" style:font-weight-complex="bold"/>
    </style:style>
    <style:style style:name="T4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T4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08" style:parent-style-name="DefaultParagraphFont" style:family="text">
      <style:text-properties fo:font-weight="bold" style:font-weight-asian="bold" style:font-weight-complex="bold"/>
    </style:style>
    <style:style style:name="T4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0" style:parent-style-name="DefaultParagraphFont" style:family="text">
      <style:text-properties fo:font-weight="bold" style:font-weight-asian="bold" style:font-weight-complex="bold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T413" style:parent-style-name="DefaultParagraphFont" style:family="text">
      <style:text-properties fo:font-weight="bold" style:font-weight-asian="bold" style:font-weight-complex="bold"/>
    </style:style>
    <style:style style:name="T4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/>
    </style:style>
    <style:style style:name="T4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7" style:parent-style-name="DefaultParagraphFont" style:family="text">
      <style:text-properties fo:font-weight="bold" style:font-weight-asian="bold" style:font-weight-complex="bold"/>
    </style:style>
    <style:style style:name="T4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T4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1" style:parent-style-name="DefaultParagraphFont" style:family="text">
      <style:text-properties fo:font-weight="bold" style:font-weight-asian="bold" style:font-weight-complex="bold"/>
    </style:style>
    <style:style style:name="T4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3" style:parent-style-name="DefaultParagraphFont" style:family="text">
      <style:text-properties fo:font-weight="bold" style:font-weight-asian="bold" style:font-weight-complex="bold"/>
    </style:style>
    <style:style style:name="T4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5" style:parent-style-name="DefaultParagraphFont" style:family="text">
      <style:text-properties fo:font-weight="bold" style:font-weight-asian="bold" style:font-weight-complex="bold"/>
    </style:style>
    <style:style style:name="T4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7" style:parent-style-name="DefaultParagraphFont" style:family="text">
      <style:text-properties fo:font-weight="bold" style:font-weight-asian="bold" style:font-weight-complex="bold"/>
    </style:style>
    <style:style style:name="T4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29" style:parent-style-name="DefaultParagraphFont" style:family="text">
      <style:text-properties fo:font-weight="bold" style:font-weight-asian="bold" style:font-weight-complex="bold"/>
    </style:style>
    <style:style style:name="T4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1" style:parent-style-name="DefaultParagraphFont" style:family="text">
      <style:text-properties fo:font-weight="bold" style:font-weight-asian="bold" style:font-weight-complex="bold"/>
    </style:style>
    <style:style style:name="T4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3" style:parent-style-name="DefaultParagraphFont" style:family="text">
      <style:text-properties fo:font-weight="bold" style:font-weight-asian="bold" style:font-weight-complex="bold"/>
    </style:style>
    <style:style style:name="T4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5" style:parent-style-name="DefaultParagraphFont" style:family="text">
      <style:text-properties fo:font-weight="bold" style:font-weight-asian="bold" style:font-weight-complex="bold"/>
    </style:style>
    <style:style style:name="T4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7" style:parent-style-name="DefaultParagraphFont" style:family="text">
      <style:text-properties fo:font-weight="bold" style:font-weight-asian="bold" style:font-weight-complex="bold"/>
    </style:style>
    <style:style style:name="T4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39" style:parent-style-name="DefaultParagraphFont" style:family="text">
      <style:text-properties fo:font-weight="bold" style:font-weight-asian="bold" style:font-weight-complex="bold"/>
    </style:style>
    <style:style style:name="T4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1" style:parent-style-name="DefaultParagraphFont" style:family="text">
      <style:text-properties fo:font-weight="bold" style:font-weight-asian="bold" style:font-weight-complex="bold"/>
    </style:style>
    <style:style style:name="T4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3" style:parent-style-name="DefaultParagraphFont" style:family="text">
      <style:text-properties fo:font-weight="bold" style:font-weight-asian="bold" style:font-weight-complex="bold"/>
    </style:style>
    <style:style style:name="T4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5" style:parent-style-name="DefaultParagraphFont" style:family="text">
      <style:text-properties fo:font-weight="bold" style:font-weight-asian="bold" style:font-weight-complex="bold"/>
    </style:style>
    <style:style style:name="T4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7" style:parent-style-name="DefaultParagraphFont" style:family="text">
      <style:text-properties fo:font-weight="bold" style:font-weight-asian="bold" style:font-weight-complex="bold"/>
    </style:style>
    <style:style style:name="T4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4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1" style:parent-style-name="DefaultParagraphFont" style:family="text">
      <style:text-properties fo:font-weight="bold" style:font-weight-asian="bold" style:font-weight-complex="bold"/>
    </style:style>
    <style:style style:name="T4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3" style:parent-style-name="DefaultParagraphFont" style:family="text">
      <style:text-properties fo:font-weight="bold" style:font-weight-asian="bold" style:font-weight-complex="bold"/>
    </style:style>
    <style:style style:name="T4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5" style:parent-style-name="DefaultParagraphFont" style:family="text">
      <style:text-properties fo:font-weight="bold" style:font-weight-asian="bold" style:font-weight-complex="bold"/>
    </style:style>
    <style:style style:name="T4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7" style:parent-style-name="DefaultParagraphFont" style:family="text">
      <style:text-properties fo:font-weight="bold" style:font-weight-asian="bold" style:font-weight-complex="bold"/>
    </style:style>
    <style:style style:name="T4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59" style:parent-style-name="DefaultParagraphFont" style:family="text">
      <style:text-properties fo:font-weight="bold" style:font-weight-asian="bold" style:font-weight-complex="bold"/>
    </style:style>
    <style:style style:name="T4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1" style:parent-style-name="DefaultParagraphFont" style:family="text">
      <style:text-properties fo:font-weight="bold" style:font-weight-asian="bold" style:font-weight-complex="bold"/>
    </style:style>
    <style:style style:name="P462" style:parent-style-name="Standard" style:family="paragraph">
      <style:text-properties fo:font-weight="bold" style:font-weight-asian="bold" style:font-weight-complex="bold"/>
    </style:style>
    <style:style style:name="P463" style:parent-style-name="Standard" style:family="paragraph">
      <style:text-properties fo:font-weight="bold" style:font-weight-asian="bold" style:font-weight-complex="bold"/>
    </style:style>
    <style:style style:name="T4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5" style:parent-style-name="DefaultParagraphFont" style:family="text">
      <style:text-properties fo:font-weight="bold" style:font-weight-asian="bold" style:font-weight-complex="bold"/>
    </style:style>
    <style:style style:name="T4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7" style:parent-style-name="DefaultParagraphFont" style:family="text">
      <style:text-properties fo:font-weight="bold" style:font-weight-asian="bold" style:font-weight-complex="bold"/>
    </style:style>
    <style:style style:name="T4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T4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3" style:parent-style-name="DefaultParagraphFont" style:family="text">
      <style:text-properties fo:font-weight="bold" style:font-weight-asian="bold" style:font-weight-complex="bold"/>
    </style:style>
    <style:style style:name="T4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5" style:parent-style-name="DefaultParagraphFont" style:family="text">
      <style:text-properties fo:font-weight="bold" style:font-weight-asian="bold" style:font-weight-complex="bold"/>
    </style:style>
    <style:style style:name="T4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7" style:parent-style-name="DefaultParagraphFont" style:family="text">
      <style:text-properties fo:font-weight="bold" style:font-weight-asian="bold" style:font-weight-complex="bold"/>
    </style:style>
    <style:style style:name="T4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79" style:parent-style-name="DefaultParagraphFont" style:family="text">
      <style:text-properties fo:font-weight="bold" style:font-weight-asian="bold" style:font-weight-complex="bold"/>
    </style:style>
    <style:style style:name="T4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1" style:parent-style-name="DefaultParagraphFont" style:family="text">
      <style:text-properties fo:font-weight="bold" style:font-weight-asian="bold" style:font-weight-complex="bold"/>
    </style:style>
    <style:style style:name="T4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3" style:parent-style-name="DefaultParagraphFont" style:family="text">
      <style:text-properties fo:font-weight="bold" style:font-weight-asian="bold" style:font-weight-complex="bold"/>
    </style:style>
    <style:style style:name="T4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85" style:parent-style-name="DefaultParagraphFont" style:family="text">
      <style:text-properties fo:font-weight="bold" style:font-weight-asian="bold" style:font-weight-complex="bold"/>
    </style:style>
    <style:style style:name="T4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P487" style:parent-style-name="Standard" style:family="paragraph">
      <style:text-properties fo:font-weight="bold" style:font-weight-asian="bold" style:font-weight-complex="bold"/>
    </style:style>
    <style:style style:name="P488" style:parent-style-name="Standard" style:family="paragraph">
      <style:text-properties fo:font-weight="bold" style:font-weight-asian="bold" style:font-weight-complex="bold"/>
    </style:style>
    <style:style style:name="P489" style:parent-style-name="Standard" style:family="paragraph">
      <style:text-properties fo:font-weight="bold" style:font-weight-asian="bold" style:font-weight-complex="bold"/>
    </style:style>
    <style:style style:name="T490" style:parent-style-name="DefaultParagraphFont" style:family="text">
      <style:text-properties fo:font-weight="bold" style:font-weight-asian="bold" style:font-weight-complex="bold"/>
    </style:style>
    <style:style style:name="T4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2" style:parent-style-name="DefaultParagraphFont" style:family="text">
      <style:text-properties fo:font-weight="bold" style:font-weight-asian="bold" style:font-weight-complex="bold"/>
    </style:style>
    <style:style style:name="T4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4" style:parent-style-name="DefaultParagraphFont" style:family="text">
      <style:text-properties fo:font-weight="bold" style:font-weight-asian="bold" style:font-weight-complex="bold"/>
    </style:style>
    <style:style style:name="T4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6" style:parent-style-name="DefaultParagraphFont" style:family="text">
      <style:text-properties fo:font-weight="bold" style:font-weight-asian="bold" style:font-weight-complex="bold"/>
    </style:style>
    <style:style style:name="T4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498" style:parent-style-name="DefaultParagraphFont" style:family="text">
      <style:text-properties fo:font-weight="bold" style:font-weight-asian="bold" style:font-weight-complex="bold"/>
    </style:style>
    <style:style style:name="T4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0" style:parent-style-name="DefaultParagraphFont" style:family="text">
      <style:text-properties fo:font-weight="bold" style:font-weight-asian="bold" style:font-weight-complex="bold"/>
    </style:style>
    <style:style style:name="T5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2" style:parent-style-name="DefaultParagraphFont" style:family="text">
      <style:text-properties fo:font-weight="bold" style:font-weight-asian="bold" style:font-weight-complex="bold"/>
    </style:style>
    <style:style style:name="T5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4" style:parent-style-name="DefaultParagraphFont" style:family="text">
      <style:text-properties fo:font-weight="bold" style:font-weight-asian="bold" style:font-weight-complex="bold"/>
    </style:style>
    <style:style style:name="T5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6" style:parent-style-name="DefaultParagraphFont" style:family="text">
      <style:text-properties fo:font-weight="bold" style:font-weight-asian="bold" style:font-weight-complex="bold"/>
    </style:style>
    <style:style style:name="T5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08" style:parent-style-name="DefaultParagraphFont" style:family="text">
      <style:text-properties fo:font-weight="bold" style:font-weight-asian="bold" style:font-weight-complex="bold"/>
    </style:style>
    <style:style style:name="T5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0" style:parent-style-name="DefaultParagraphFont" style:family="text">
      <style:text-properties fo:font-weight="bold" style:font-weight-asian="bold" style:font-weight-complex="bold"/>
    </style:style>
    <style:style style:name="T5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2" style:parent-style-name="DefaultParagraphFont" style:family="text">
      <style:text-properties fo:font-weight="bold" style:font-weight-asian="bold" style:font-weight-complex="bold"/>
    </style:style>
    <style:style style:name="T5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4" style:parent-style-name="DefaultParagraphFont" style:family="text">
      <style:text-properties fo:font-weight="bold" style:font-weight-asian="bold" style:font-weight-complex="bold"/>
    </style:style>
    <style:style style:name="T5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6" style:parent-style-name="DefaultParagraphFont" style:family="text">
      <style:text-properties fo:font-weight="bold" style:font-weight-asian="bold" style:font-weight-complex="bold"/>
    </style:style>
    <style:style style:name="T5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18" style:parent-style-name="DefaultParagraphFont" style:family="text">
      <style:text-properties fo:font-weight="bold" style:font-weight-asian="bold" style:font-weight-complex="bold"/>
    </style:style>
    <style:style style:name="T5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0" style:parent-style-name="DefaultParagraphFont" style:family="text">
      <style:text-properties fo:font-weight="bold" style:font-weight-asian="bold" style:font-weight-complex="bold"/>
    </style:style>
    <style:style style:name="T5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2" style:parent-style-name="DefaultParagraphFont" style:family="text">
      <style:text-properties fo:font-weight="bold" style:font-weight-asian="bold" style:font-weight-complex="bold"/>
    </style:style>
    <style:style style:name="T5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4" style:parent-style-name="DefaultParagraphFont" style:family="text">
      <style:text-properties fo:font-weight="bold" style:font-weight-asian="bold" style:font-weight-complex="bold"/>
    </style:style>
    <style:style style:name="T5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6" style:parent-style-name="DefaultParagraphFont" style:family="text">
      <style:text-properties fo:font-weight="bold" style:font-weight-asian="bold" style:font-weight-complex="bold"/>
    </style:style>
    <style:style style:name="T5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29" style:parent-style-name="DefaultParagraphFont" style:family="text">
      <style:text-properties fo:font-weight="bold" style:font-weight-asian="bold" style:font-weight-complex="bold"/>
    </style:style>
    <style:style style:name="T5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1" style:parent-style-name="DefaultParagraphFont" style:family="text">
      <style:text-properties fo:font-weight="bold" style:font-weight-asian="bold" style:font-weight-complex="bold"/>
    </style:style>
    <style:style style:name="T5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3" style:parent-style-name="DefaultParagraphFont" style:family="text">
      <style:text-properties fo:font-weight="bold" style:font-weight-asian="bold" style:font-weight-complex="bold"/>
    </style:style>
    <style:style style:name="T5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5" style:parent-style-name="DefaultParagraphFont" style:family="text">
      <style:text-properties fo:font-weight="bold" style:font-weight-asian="bold" style:font-weight-complex="bold"/>
    </style:style>
    <style:style style:name="T5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7" style:parent-style-name="DefaultParagraphFont" style:family="text">
      <style:text-properties fo:font-weight="bold" style:font-weight-asian="bold" style:font-weight-complex="bold"/>
    </style:style>
    <style:style style:name="T5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39" style:parent-style-name="DefaultParagraphFont" style:family="text">
      <style:text-properties fo:font-weight="bold" style:font-weight-asian="bold" style:font-weight-complex="bold"/>
    </style:style>
    <style:style style:name="T5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1" style:parent-style-name="DefaultParagraphFont" style:family="text">
      <style:text-properties fo:font-weight="bold" style:font-weight-asian="bold" style:font-weight-complex="bold"/>
    </style:style>
    <style:style style:name="T5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3" style:parent-style-name="DefaultParagraphFont" style:family="text">
      <style:text-properties fo:font-weight="bold" style:font-weight-asian="bold" style:font-weight-complex="bold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T545" style:parent-style-name="DefaultParagraphFont" style:family="text">
      <style:text-properties fo:font-weight="bold" style:font-weight-asian="bold" style:font-weight-complex="bold"/>
    </style:style>
    <style:style style:name="T5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7" style:parent-style-name="DefaultParagraphFont" style:family="text">
      <style:text-properties fo:font-weight="bold" style:font-weight-asian="bold" style:font-weight-complex="bold"/>
    </style:style>
    <style:style style:name="T5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49" style:parent-style-name="DefaultParagraphFont" style:family="text">
      <style:text-properties fo:font-weight="bold" style:font-weight-asian="bold" style:font-weight-complex="bold"/>
    </style:style>
    <style:style style:name="T5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1" style:parent-style-name="DefaultParagraphFont" style:family="text">
      <style:text-properties fo:font-weight="bold" style:font-weight-asian="bold" style:font-weight-complex="bold"/>
    </style:style>
    <style:style style:name="T5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5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T5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7" style:parent-style-name="DefaultParagraphFont" style:family="text">
      <style:text-properties fo:font-weight="bold" style:font-weight-asian="bold" style:font-weight-complex="bold"/>
    </style:style>
    <style:style style:name="T5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59" style:parent-style-name="DefaultParagraphFont" style:family="text">
      <style:text-properties fo:font-weight="bold" style:font-weight-asian="bold" style:font-weight-complex="bold"/>
    </style:style>
    <style:style style:name="T5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1" style:parent-style-name="DefaultParagraphFont" style:family="text">
      <style:text-properties fo:font-weight="bold" style:font-weight-asian="bold" style:font-weight-complex="bold"/>
    </style:style>
    <style:style style:name="T5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3" style:parent-style-name="DefaultParagraphFont" style:family="text">
      <style:text-properties fo:font-weight="bold" style:font-weight-asian="bold" style:font-weight-complex="bold"/>
    </style:style>
    <style:style style:name="T5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5" style:parent-style-name="DefaultParagraphFont" style:family="text">
      <style:text-properties fo:font-weight="bold" style:font-weight-asian="bold" style:font-weight-complex="bold"/>
    </style:style>
    <style:style style:name="T5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7" style:parent-style-name="DefaultParagraphFont" style:family="text">
      <style:text-properties fo:font-weight="bold" style:font-weight-asian="bold" style:font-weight-complex="bold"/>
    </style:style>
    <style:style style:name="T5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69" style:parent-style-name="DefaultParagraphFont" style:family="text">
      <style:text-properties fo:font-weight="bold" style:font-weight-asian="bold" style:font-weight-complex="bold"/>
    </style:style>
    <style:style style:name="P570" style:parent-style-name="Standard" style:family="paragraph">
      <style:text-properties fo:font-weight="bold" style:font-weight-asian="bold" style:font-weight-complex="bold"/>
    </style:style>
    <style:style style:name="T571" style:parent-style-name="DefaultParagraphFont" style:family="text">
      <style:text-properties fo:font-weight="bold" style:font-weight-asian="bold" style:font-weight-complex="bold"/>
    </style:style>
    <style:style style:name="T5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3" style:parent-style-name="DefaultParagraphFont" style:family="text">
      <style:text-properties fo:font-weight="bold" style:font-weight-asian="bold" style:font-weight-complex="bold"/>
    </style:style>
    <style:style style:name="T5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5" style:parent-style-name="DefaultParagraphFont" style:family="text">
      <style:text-properties fo:font-weight="bold" style:font-weight-asian="bold" style:font-weight-complex="bold"/>
    </style:style>
    <style:style style:name="T5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7" style:parent-style-name="DefaultParagraphFont" style:family="text">
      <style:text-properties fo:font-weight="bold" style:font-weight-asian="bold" style:font-weight-complex="bold"/>
    </style:style>
    <style:style style:name="T5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79" style:parent-style-name="DefaultParagraphFont" style:family="text">
      <style:text-properties fo:font-weight="bold" style:font-weight-asian="bold" style:font-weight-complex="bold"/>
    </style:style>
    <style:style style:name="T5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1" style:parent-style-name="DefaultParagraphFont" style:family="text">
      <style:text-properties fo:font-weight="bold" style:font-weight-asian="bold" style:font-weight-complex="bold"/>
    </style:style>
    <style:style style:name="T5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3" style:parent-style-name="DefaultParagraphFont" style:family="text">
      <style:text-properties fo:font-weight="bold" style:font-weight-asian="bold" style:font-weight-complex="bold"/>
    </style:style>
    <style:style style:name="T5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5" style:parent-style-name="DefaultParagraphFont" style:family="text">
      <style:text-properties fo:font-weight="bold" style:font-weight-asian="bold" style:font-weight-complex="bold"/>
    </style:style>
    <style:style style:name="T5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7" style:parent-style-name="DefaultParagraphFont" style:family="text">
      <style:text-properties fo:font-weight="bold" style:font-weight-asian="bold" style:font-weight-complex="bold"/>
    </style:style>
    <style:style style:name="T5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89" style:parent-style-name="DefaultParagraphFont" style:family="text">
      <style:text-properties fo:font-weight="bold" style:font-weight-asian="bold" style:font-weight-complex="bold"/>
    </style:style>
    <style:style style:name="T5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1" style:parent-style-name="DefaultParagraphFont" style:family="text">
      <style:text-properties fo:font-weight="bold" style:font-weight-asian="bold" style:font-weight-complex="bold"/>
    </style:style>
    <style:style style:name="T5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3" style:parent-style-name="DefaultParagraphFont" style:family="text">
      <style:text-properties fo:font-weight="bold" style:font-weight-asian="bold" style:font-weight-complex="bold"/>
    </style:style>
    <style:style style:name="T5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5" style:parent-style-name="DefaultParagraphFont" style:family="text">
      <style:text-properties fo:font-weight="bold" style:font-weight-asian="bold" style:font-weight-complex="bold"/>
    </style:style>
    <style:style style:name="T5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7" style:parent-style-name="DefaultParagraphFont" style:family="text">
      <style:text-properties fo:font-weight="bold" style:font-weight-asian="bold" style:font-weight-complex="bold"/>
    </style:style>
    <style:style style:name="T5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599" style:parent-style-name="DefaultParagraphFont" style:family="text">
      <style:text-properties fo:font-weight="bold" style:font-weight-asian="bold" style:font-weight-complex="bold"/>
    </style:style>
    <style:style style:name="T6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1" style:parent-style-name="DefaultParagraphFont" style:family="text">
      <style:text-properties fo:font-weight="bold" style:font-weight-asian="bold" style:font-weight-complex="bold"/>
    </style:style>
    <style:style style:name="T6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5" style:parent-style-name="DefaultParagraphFont" style:family="text">
      <style:text-properties fo:font-weight="bold" style:font-weight-asian="bold" style:font-weight-complex="bold"/>
    </style:style>
    <style:style style:name="T6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7" style:parent-style-name="DefaultParagraphFont" style:family="text">
      <style:text-properties fo:font-weight="bold" style:font-weight-asian="bold" style:font-weight-complex="bold"/>
    </style:style>
    <style:style style:name="T6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09" style:parent-style-name="DefaultParagraphFont" style:family="text">
      <style:text-properties fo:font-weight="bold" style:font-weight-asian="bold" style:font-weight-complex="bold"/>
    </style:style>
    <style:style style:name="T6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1" style:parent-style-name="DefaultParagraphFont" style:family="text">
      <style:text-properties fo:font-weight="bold" style:font-weight-asian="bold" style:font-weight-complex="bold"/>
    </style:style>
    <style:style style:name="T6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3" style:parent-style-name="DefaultParagraphFont" style:family="text">
      <style:text-properties fo:font-weight="bold" style:font-weight-asian="bold" style:font-weight-complex="bold"/>
    </style:style>
    <style:style style:name="T6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5" style:parent-style-name="DefaultParagraphFont" style:family="text">
      <style:text-properties fo:font-weight="bold" style:font-weight-asian="bold" style:font-weight-complex="bold"/>
    </style:style>
    <style:style style:name="T6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7" style:parent-style-name="DefaultParagraphFont" style:family="text">
      <style:text-properties fo:font-weight="bold" style:font-weight-asian="bold" style:font-weight-complex="bold"/>
    </style:style>
    <style:style style:name="T6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19" style:parent-style-name="DefaultParagraphFont" style:family="text">
      <style:text-properties fo:font-weight="bold" style:font-weight-asian="bold" style:font-weight-complex="bold"/>
    </style:style>
    <style:style style:name="P620" style:parent-style-name="Standard" style:family="paragraph">
      <style:text-properties fo:font-weight="bold" style:font-weight-asian="bold" style:font-weight-complex="bold"/>
    </style:style>
    <style:style style:name="T621" style:parent-style-name="DefaultParagraphFont" style:family="text">
      <style:text-properties fo:font-weight="bold" style:font-weight-asian="bold" style:font-weight-complex="bold"/>
    </style:style>
    <style:style style:name="T6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3" style:parent-style-name="DefaultParagraphFont" style:family="text">
      <style:text-properties fo:font-weight="bold" style:font-weight-asian="bold" style:font-weight-complex="bold"/>
    </style:style>
    <style:style style:name="T6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5" style:parent-style-name="DefaultParagraphFont" style:family="text">
      <style:text-properties fo:font-weight="bold" style:font-weight-asian="bold" style:font-weight-complex="bold"/>
    </style:style>
    <style:style style:name="T6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7" style:parent-style-name="DefaultParagraphFont" style:family="text">
      <style:text-properties fo:font-weight="bold" style:font-weight-asian="bold" style:font-weight-complex="bold"/>
    </style:style>
    <style:style style:name="T6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29" style:parent-style-name="DefaultParagraphFont" style:family="text">
      <style:text-properties fo:font-weight="bold" style:font-weight-asian="bold" style:font-weight-complex="bold"/>
    </style:style>
    <style:style style:name="T6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1" style:parent-style-name="DefaultParagraphFont" style:family="text">
      <style:text-properties fo:font-weight="bold" style:font-weight-asian="bold" style:font-weight-complex="bold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T633" style:parent-style-name="DefaultParagraphFont" style:family="text">
      <style:text-properties fo:font-weight="bold" style:font-weight-asian="bold" style:font-weight-complex="bold"/>
    </style:style>
    <style:style style:name="T634" style:parent-style-name="DefaultParagraphFont" style:family="text">
      <style:text-properties fo:font-weight="bold" style:font-weight-asian="bold" style:font-weight-complex="bold"/>
    </style:style>
    <style:style style:name="T6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6" style:parent-style-name="DefaultParagraphFont" style:family="text">
      <style:text-properties fo:font-weight="bold" style:font-weight-asian="bold" style:font-weight-complex="bold"/>
    </style:style>
    <style:style style:name="T6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38" style:parent-style-name="DefaultParagraphFont" style:family="text">
      <style:text-properties fo:font-weight="bold" style:font-weight-asian="bold" style:font-weight-complex="bold"/>
    </style:style>
    <style:style style:name="T6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0" style:parent-style-name="DefaultParagraphFont" style:family="text">
      <style:text-properties fo:font-weight="bold" style:font-weight-asian="bold" style:font-weight-complex="bold"/>
    </style:style>
    <style:style style:name="T6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2" style:parent-style-name="DefaultParagraphFont" style:family="text">
      <style:text-properties fo:font-weight="bold" style:font-weight-asian="bold" style:font-weight-complex="bold"/>
    </style:style>
    <style:style style:name="T6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T6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0" style:parent-style-name="DefaultParagraphFont" style:family="text">
      <style:text-properties fo:font-weight="bold" style:font-weight-asian="bold" style:font-weight-complex="bold"/>
    </style:style>
    <style:style style:name="T6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P653" style:parent-style-name="Standard" style:family="paragraph">
      <style:text-properties fo:font-weight="bold" style:font-weight-asian="bold" style:font-weight-complex="bold"/>
    </style:style>
    <style:style style:name="T6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5" style:parent-style-name="DefaultParagraphFont" style:family="text">
      <style:text-properties fo:font-weight="bold" style:font-weight-asian="bold" style:font-weight-complex="bold"/>
    </style:style>
    <style:style style:name="T6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7" style:parent-style-name="DefaultParagraphFont" style:family="text">
      <style:text-properties fo:font-weight="bold" style:font-weight-asian="bold" style:font-weight-complex="bold"/>
    </style:style>
    <style:style style:name="T6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59" style:parent-style-name="DefaultParagraphFont" style:family="text">
      <style:text-properties fo:font-weight="bold" style:font-weight-asian="bold" style:font-weight-complex="bold"/>
    </style:style>
    <style:style style:name="T6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1" style:parent-style-name="DefaultParagraphFont" style:family="text">
      <style:text-properties fo:font-weight="bold" style:font-weight-asian="bold" style:font-weight-complex="bold"/>
    </style:style>
    <style:style style:name="T6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3" style:parent-style-name="DefaultParagraphFont" style:family="text">
      <style:text-properties fo:font-weight="bold" style:font-weight-asian="bold" style:font-weight-complex="bold"/>
    </style:style>
    <style:style style:name="T6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5" style:parent-style-name="DefaultParagraphFont" style:family="text">
      <style:text-properties fo:font-weight="bold" style:font-weight-asian="bold" style:font-weight-complex="bold"/>
    </style:style>
    <style:style style:name="T6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T6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69" style:parent-style-name="DefaultParagraphFont" style:family="text">
      <style:text-properties fo:font-weight="bold" style:font-weight-asian="bold" style:font-weight-complex="bold"/>
    </style:style>
    <style:style style:name="T6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1" style:parent-style-name="DefaultParagraphFont" style:family="text">
      <style:text-properties fo:font-weight="bold" style:font-weight-asian="bold" style:font-weight-complex="bold"/>
    </style:style>
    <style:style style:name="T6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3" style:parent-style-name="DefaultParagraphFont" style:family="text">
      <style:text-properties fo:font-weight="bold" style:font-weight-asian="bold" style:font-weight-complex="bold"/>
    </style:style>
    <style:style style:name="T6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5" style:parent-style-name="DefaultParagraphFont" style:family="text">
      <style:text-properties fo:font-weight="bold" style:font-weight-asian="bold" style:font-weight-complex="bold"/>
    </style:style>
    <style:style style:name="T6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7" style:parent-style-name="DefaultParagraphFont" style:family="text">
      <style:text-properties fo:font-weight="bold" style:font-weight-asian="bold" style:font-weight-complex="bold"/>
    </style:style>
    <style:style style:name="T6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79" style:parent-style-name="DefaultParagraphFont" style:family="text">
      <style:text-properties fo:font-weight="bold" style:font-weight-asian="bold" style:font-weight-complex="bold"/>
    </style:style>
    <style:style style:name="T6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1" style:parent-style-name="DefaultParagraphFont" style:family="text">
      <style:text-properties fo:font-weight="bold" style:font-weight-asian="bold" style:font-weight-complex="bold"/>
    </style:style>
    <style:style style:name="T6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3" style:parent-style-name="DefaultParagraphFont" style:family="text">
      <style:text-properties fo:font-weight="bold" style:font-weight-asian="bold" style:font-weight-complex="bold"/>
    </style:style>
    <style:style style:name="T6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5" style:parent-style-name="DefaultParagraphFont" style:family="text">
      <style:text-properties fo:font-weight="bold" style:font-weight-asian="bold" style:font-weight-complex="bold"/>
    </style:style>
    <style:style style:name="T6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7" style:parent-style-name="DefaultParagraphFont" style:family="text">
      <style:text-properties fo:font-weight="bold" style:font-weight-asian="bold" style:font-weight-complex="bold"/>
    </style:style>
    <style:style style:name="T6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89" style:parent-style-name="DefaultParagraphFont" style:family="text">
      <style:text-properties fo:font-weight="bold" style:font-weight-asian="bold" style:font-weight-complex="bold"/>
    </style:style>
    <style:style style:name="T6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1" style:parent-style-name="DefaultParagraphFont" style:family="text">
      <style:text-properties fo:font-weight="bold" style:font-weight-asian="bold" style:font-weight-complex="bold"/>
    </style:style>
    <style:style style:name="T6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3" style:parent-style-name="DefaultParagraphFont" style:family="text">
      <style:text-properties fo:font-weight="bold" style:font-weight-asian="bold" style:font-weight-complex="bold"/>
    </style:style>
    <style:style style:name="T6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5" style:parent-style-name="DefaultParagraphFont" style:family="text">
      <style:text-properties fo:font-weight="bold" style:font-weight-asian="bold" style:font-weight-complex="bold"/>
    </style:style>
    <style:style style:name="T6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697" style:parent-style-name="DefaultParagraphFont" style:family="text">
      <style:text-properties fo:font-weight="bold" style:font-weight-asian="bold" style:font-weight-complex="bold"/>
    </style:style>
    <style:style style:name="T698" style:parent-style-name="DefaultParagraphFont" style:family="text">
      <style:text-properties fo:font-weight="bold" style:font-weight-asian="bold" style:font-weight-complex="bold"/>
    </style:style>
    <style:style style:name="T6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0" style:parent-style-name="DefaultParagraphFont" style:family="text">
      <style:text-properties fo:font-weight="bold" style:font-weight-asian="bold" style:font-weight-complex="bold"/>
    </style:style>
    <style:style style:name="T7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2" style:parent-style-name="DefaultParagraphFont" style:family="text">
      <style:text-properties fo:font-weight="bold" style:font-weight-asian="bold" style:font-weight-complex="bold"/>
    </style:style>
    <style:style style:name="T7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4" style:parent-style-name="DefaultParagraphFont" style:family="text">
      <style:text-properties fo:font-weight="bold" style:font-weight-asian="bold" style:font-weight-complex="bold"/>
    </style:style>
    <style:style style:name="T7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6" style:parent-style-name="DefaultParagraphFont" style:family="text">
      <style:text-properties fo:font-weight="bold" style:font-weight-asian="bold" style:font-weight-complex="bold"/>
    </style:style>
    <style:style style:name="T7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08" style:parent-style-name="DefaultParagraphFont" style:family="text">
      <style:text-properties fo:font-weight="bold" style:font-weight-asian="bold" style:font-weight-complex="bold"/>
    </style:style>
    <style:style style:name="T7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0" style:parent-style-name="DefaultParagraphFont" style:family="text">
      <style:text-properties fo:font-weight="bold" style:font-weight-asian="bold" style:font-weight-complex="bold"/>
    </style:style>
    <style:style style:name="T7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2" style:parent-style-name="DefaultParagraphFont" style:family="text">
      <style:text-properties fo:font-weight="bold" style:font-weight-asian="bold" style:font-weight-complex="bold"/>
    </style:style>
    <style:style style:name="T7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4" style:parent-style-name="DefaultParagraphFont" style:family="text">
      <style:text-properties fo:font-weight="bold" style:font-weight-asian="bold" style:font-weight-complex="bold"/>
    </style:style>
    <style:style style:name="T7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6" style:parent-style-name="DefaultParagraphFont" style:family="text">
      <style:text-properties fo:font-weight="bold" style:font-weight-asian="bold" style:font-weight-complex="bold"/>
    </style:style>
    <style:style style:name="T7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18" style:parent-style-name="DefaultParagraphFont" style:family="text">
      <style:text-properties fo:font-weight="bold" style:font-weight-asian="bold" style:font-weight-complex="bold"/>
    </style:style>
    <style:style style:name="T7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0" style:parent-style-name="DefaultParagraphFont" style:family="text">
      <style:text-properties fo:font-weight="bold" style:font-weight-asian="bold" style:font-weight-complex="bold"/>
    </style:style>
    <style:style style:name="P721" style:parent-style-name="Standard" style:family="paragraph">
      <style:text-properties fo:font-weight="bold" style:font-weight-asian="bold" style:font-weight-complex="bold"/>
    </style:style>
    <style:style style:name="P722" style:parent-style-name="Standard" style:family="paragraph">
      <style:text-properties fo:font-weight="bold" style:font-weight-asian="bold" style:font-weight-complex="bold"/>
    </style:style>
    <style:style style:name="P723" style:parent-style-name="Standard" style:family="paragraph">
      <style:text-properties fo:font-weight="bold" style:font-weight-asian="bold" style:font-weight-complex="bold"/>
    </style:style>
    <style:style style:name="P724" style:parent-style-name="Standard" style:family="paragraph">
      <style:text-properties fo:font-weight="bold" style:font-weight-asian="bold" style:font-weight-complex="bold"/>
    </style:style>
    <style:style style:name="P725" style:parent-style-name="Standard" style:family="paragraph">
      <style:text-properties fo:font-weight="bold" style:font-weight-asian="bold" style:font-weight-complex="bold"/>
    </style:style>
    <style:style style:name="P726" style:parent-style-name="Standard" style:family="paragraph">
      <style:text-properties fo:font-weight="bold" style:font-weight-asian="bold" style:font-weight-complex="bold"/>
    </style:style>
    <style:style style:name="P727" style:parent-style-name="Standard" style:family="paragraph">
      <style:text-properties fo:font-weight="bold" style:font-weight-asian="bold" style:font-weight-complex="bold"/>
    </style:style>
    <style:style style:name="T7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29" style:parent-style-name="DefaultParagraphFont" style:family="text">
      <style:text-properties fo:font-weight="bold" style:font-weight-asian="bold" style:font-weight-complex="bold"/>
    </style:style>
    <style:style style:name="T7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1" style:parent-style-name="DefaultParagraphFont" style:family="text">
      <style:text-properties fo:font-weight="bold" style:font-weight-asian="bold" style:font-weight-complex="bold"/>
    </style:style>
    <style:style style:name="T7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3" style:parent-style-name="DefaultParagraphFont" style:family="text">
      <style:text-properties fo:font-weight="bold" style:font-weight-asian="bold" style:font-weight-complex="bold"/>
    </style:style>
    <style:style style:name="T7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5" style:parent-style-name="DefaultParagraphFont" style:family="text">
      <style:text-properties fo:font-weight="bold" style:font-weight-asian="bold" style:font-weight-complex="bold"/>
    </style:style>
    <style:style style:name="T7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7" style:parent-style-name="DefaultParagraphFont" style:family="text">
      <style:text-properties fo:font-weight="bold" style:font-weight-asian="bold" style:font-weight-complex="bold"/>
    </style:style>
    <style:style style:name="T7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39" style:parent-style-name="DefaultParagraphFont" style:family="text">
      <style:text-properties fo:font-weight="bold" style:font-weight-asian="bold" style:font-weight-complex="bold"/>
    </style:style>
    <style:style style:name="T7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1" style:parent-style-name="DefaultParagraphFont" style:family="text">
      <style:text-properties fo:font-weight="bold" style:font-weight-asian="bold" style:font-weight-complex="bold"/>
    </style:style>
    <style:style style:name="T7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3" style:parent-style-name="DefaultParagraphFont" style:family="text">
      <style:text-properties fo:font-weight="bold" style:font-weight-asian="bold" style:font-weight-complex="bold"/>
    </style:style>
    <style:style style:name="T7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5" style:parent-style-name="DefaultParagraphFont" style:family="text">
      <style:text-properties fo:font-weight="bold" style:font-weight-asian="bold" style:font-weight-complex="bold"/>
    </style:style>
    <style:style style:name="T7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7" style:parent-style-name="DefaultParagraphFont" style:family="text">
      <style:text-properties fo:font-weight="bold" style:font-weight-asian="bold" style:font-weight-complex="bold"/>
    </style:style>
    <style:style style:name="T7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49" style:parent-style-name="DefaultParagraphFont" style:family="text">
      <style:text-properties fo:font-weight="bold" style:font-weight-asian="bold" style:font-weight-complex="bold"/>
    </style:style>
    <style:style style:name="T7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1" style:parent-style-name="DefaultParagraphFont" style:family="text">
      <style:text-properties fo:font-weight="bold" style:font-weight-asian="bold" style:font-weight-complex="bold"/>
    </style:style>
    <style:style style:name="T7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3" style:parent-style-name="DefaultParagraphFont" style:family="text">
      <style:text-properties fo:font-weight="bold" style:font-weight-asian="bold" style:font-weight-complex="bold"/>
    </style:style>
    <style:style style:name="T7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5" style:parent-style-name="DefaultParagraphFont" style:family="text">
      <style:text-properties fo:font-weight="bold" style:font-weight-asian="bold" style:font-weight-complex="bold"/>
    </style:style>
    <style:style style:name="T7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7" style:parent-style-name="DefaultParagraphFont" style:family="text">
      <style:text-properties fo:font-weight="bold" style:font-weight-asian="bold" style:font-weight-complex="bold"/>
    </style:style>
    <style:style style:name="T7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59" style:parent-style-name="DefaultParagraphFont" style:family="text">
      <style:text-properties fo:font-weight="bold" style:font-weight-asian="bold" style:font-weight-complex="bold"/>
    </style:style>
    <style:style style:name="T7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1" style:parent-style-name="DefaultParagraphFont" style:family="text">
      <style:text-properties fo:font-weight="bold" style:font-weight-asian="bold" style:font-weight-complex="bold"/>
    </style:style>
    <style:style style:name="T7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3" style:parent-style-name="DefaultParagraphFont" style:family="text">
      <style:text-properties fo:font-weight="bold" style:font-weight-asian="bold" style:font-weight-complex="bold"/>
    </style:style>
    <style:style style:name="T7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5" style:parent-style-name="DefaultParagraphFont" style:family="text">
      <style:text-properties fo:font-weight="bold" style:font-weight-asian="bold" style:font-weight-complex="bold"/>
    </style:style>
    <style:style style:name="T7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7" style:parent-style-name="DefaultParagraphFont" style:family="text">
      <style:text-properties fo:font-weight="bold" style:font-weight-asian="bold" style:font-weight-complex="bold"/>
    </style:style>
    <style:style style:name="T7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69" style:parent-style-name="DefaultParagraphFont" style:family="text">
      <style:text-properties fo:font-weight="bold" style:font-weight-asian="bold" style:font-weight-complex="bold"/>
    </style:style>
    <style:style style:name="T7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71" style:parent-style-name="DefaultParagraphFont" style:family="text">
      <style:text-properties fo:font-weight="bold" style:font-weight-asian="bold" style:font-weight-complex="bold"/>
    </style:style>
    <style:style style:name="T7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73" style:parent-style-name="DefaultParagraphFont" style:family="text">
      <style:text-properties fo:font-weight="bold" style:font-weight-asian="bold" style:font-weight-complex="bold"/>
    </style:style>
    <style:style style:name="P774" style:parent-style-name="Standard" style:family="paragraph">
      <style:text-properties fo:font-weight="bold" style:font-weight-asian="bold" style:font-weight-complex="bold"/>
    </style:style>
    <style:style style:name="T7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76" style:parent-style-name="DefaultParagraphFont" style:family="text">
      <style:text-properties fo:font-weight="bold" style:font-weight-asian="bold" style:font-weight-complex="bold"/>
    </style:style>
    <style:style style:name="T7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78" style:parent-style-name="DefaultParagraphFont" style:family="text">
      <style:text-properties fo:font-weight="bold" style:font-weight-asian="bold" style:font-weight-complex="bold"/>
    </style:style>
    <style:style style:name="T7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0" style:parent-style-name="DefaultParagraphFont" style:family="text">
      <style:text-properties fo:font-weight="bold" style:font-weight-asian="bold" style:font-weight-complex="bold"/>
    </style:style>
    <style:style style:name="T7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2" style:parent-style-name="DefaultParagraphFont" style:family="text">
      <style:text-properties fo:font-weight="bold" style:font-weight-asian="bold" style:font-weight-complex="bold"/>
    </style:style>
    <style:style style:name="T7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4" style:parent-style-name="DefaultParagraphFont" style:family="text">
      <style:text-properties fo:font-weight="bold" style:font-weight-asian="bold" style:font-weight-complex="bold"/>
    </style:style>
    <style:style style:name="T7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T7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788" style:parent-style-name="DefaultParagraphFont" style:family="text">
      <style:text-properties fo:font-weight="bold" style:font-weight-asian="bold" style:font-weight-complex="bold"/>
    </style:style>
    <style:style style:name="T7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P790" style:parent-style-name="Standard" style:family="paragraph">
      <style:text-properties fo:font-weight="bold" style:font-weight-asian="bold" style:font-weight-complex="bold"/>
    </style:style>
    <style:style style:name="P791" style:parent-style-name="Standard" style:family="paragraph">
      <style:text-properties fo:font-weight="bold" style:font-weight-asian="bold" style:font-weight-complex="bold"/>
    </style:style>
    <style:style style:name="P792" style:parent-style-name="Standard" style:family="paragraph">
      <style:text-properties fo:font-weight="bold" style:font-weight-asian="bold" style:font-weight-complex="bold"/>
    </style:style>
    <style:style style:name="P793" style:parent-style-name="Standard" style:family="paragraph">
      <style:text-properties fo:font-weight="bold" style:font-weight-asian="bold" style:font-weight-complex="bold"/>
    </style:style>
    <style:style style:name="P794" style:parent-style-name="Standard" style:family="paragraph">
      <style:text-properties fo:font-weight="bold" style:font-weight-asian="bold" style:font-weight-complex="bold"/>
    </style:style>
    <style:style style:name="P795" style:parent-style-name="Standard" style:family="paragraph">
      <style:text-properties fo:font-weight="bold" style:font-weight-asian="bold" style:font-weight-complex="bold"/>
    </style:style>
    <style:style style:name="P796" style:parent-style-name="Standard" style:family="paragraph">
      <style:text-properties fo:font-weight="bold" style:font-weight-asian="bold" style:font-weight-complex="bold"/>
    </style:style>
    <style:style style:name="P797" style:parent-style-name="Standard" style:family="paragraph">
      <style:text-properties fo:font-weight="bold" style:font-weight-asian="bold" style:font-weight-complex="bold"/>
    </style:style>
    <style:style style:name="P798" style:parent-style-name="Standard" style:family="paragraph">
      <style:text-properties fo:font-weight="bold" style:font-weight-asian="bold" style:font-weight-complex="bold"/>
    </style:style>
    <style:style style:name="P799" style:parent-style-name="Standard" style:family="paragraph">
      <style:text-properties fo:font-weight="bold" style:font-weight-asian="bold" style:font-weight-complex="bold"/>
    </style:style>
    <style:style style:name="P800" style:parent-style-name="Standard" style:family="paragraph">
      <style:text-properties fo:font-weight="bold" style:font-weight-asian="bold" style:font-weight-complex="bold"/>
    </style:style>
    <style:style style:name="T8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2" style:parent-style-name="DefaultParagraphFont" style:family="text">
      <style:text-properties fo:font-weight="bold" style:font-weight-asian="bold" style:font-weight-complex="bold"/>
    </style:style>
    <style:style style:name="T8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4" style:parent-style-name="DefaultParagraphFont" style:family="text">
      <style:text-properties fo:font-weight="bold" style:font-weight-asian="bold" style:font-weight-complex="bold"/>
    </style:style>
    <style:style style:name="T8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6" style:parent-style-name="DefaultParagraphFont" style:family="text">
      <style:text-properties fo:font-weight="bold" style:font-weight-asian="bold" style:font-weight-complex="bold"/>
    </style:style>
    <style:style style:name="T8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08" style:parent-style-name="DefaultParagraphFont" style:family="text">
      <style:text-properties fo:font-weight="bold" style:font-weight-asian="bold" style:font-weight-complex="bold"/>
    </style:style>
    <style:style style:name="T8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0" style:parent-style-name="DefaultParagraphFont" style:family="text">
      <style:text-properties fo:font-weight="bold" style:font-weight-asian="bold" style:font-weight-complex="bold"/>
    </style:style>
    <style:style style:name="T8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2" style:parent-style-name="DefaultParagraphFont" style:family="text">
      <style:text-properties fo:font-weight="bold" style:font-weight-asian="bold" style:font-weight-complex="bold"/>
    </style:style>
    <style:style style:name="T8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4" style:parent-style-name="DefaultParagraphFont" style:family="text">
      <style:text-properties fo:font-weight="bold" style:font-weight-asian="bold" style:font-weight-complex="bold"/>
    </style:style>
    <style:style style:name="T8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6" style:parent-style-name="DefaultParagraphFont" style:family="text">
      <style:text-properties fo:font-weight="bold" style:font-weight-asian="bold" style:font-weight-complex="bold"/>
    </style:style>
    <style:style style:name="T8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18" style:parent-style-name="DefaultParagraphFont" style:family="text">
      <style:text-properties fo:font-weight="bold" style:font-weight-asian="bold" style:font-weight-complex="bold"/>
    </style:style>
    <style:style style:name="T8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0" style:parent-style-name="DefaultParagraphFont" style:family="text">
      <style:text-properties fo:font-weight="bold" style:font-weight-asian="bold" style:font-weight-complex="bold"/>
    </style:style>
    <style:style style:name="T8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T8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4" style:parent-style-name="DefaultParagraphFont" style:family="text">
      <style:text-properties fo:font-weight="bold" style:font-weight-asian="bold" style:font-weight-complex="bold"/>
    </style:style>
    <style:style style:name="T8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6" style:parent-style-name="DefaultParagraphFont" style:family="text">
      <style:text-properties fo:font-weight="bold" style:font-weight-asian="bold" style:font-weight-complex="bold"/>
    </style:style>
    <style:style style:name="T8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28" style:parent-style-name="DefaultParagraphFont" style:family="text">
      <style:text-properties fo:font-weight="bold" style:font-weight-asian="bold" style:font-weight-complex="bold"/>
    </style:style>
    <style:style style:name="T8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0" style:parent-style-name="DefaultParagraphFont" style:family="text">
      <style:text-properties fo:font-weight="bold" style:font-weight-asian="bold" style:font-weight-complex="bold"/>
    </style:style>
    <style:style style:name="T8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2" style:parent-style-name="DefaultParagraphFont" style:family="text">
      <style:text-properties fo:font-weight="bold" style:font-weight-asian="bold" style:font-weight-complex="bold"/>
    </style:style>
    <style:style style:name="T8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4" style:parent-style-name="DefaultParagraphFont" style:family="text">
      <style:text-properties fo:font-weight="bold" style:font-weight-asian="bold" style:font-weight-complex="bold"/>
    </style:style>
    <style:style style:name="T8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6" style:parent-style-name="DefaultParagraphFont" style:family="text">
      <style:text-properties fo:font-weight="bold" style:font-weight-asian="bold" style:font-weight-complex="bold"/>
    </style:style>
    <style:style style:name="T8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38" style:parent-style-name="DefaultParagraphFont" style:family="text">
      <style:text-properties fo:font-weight="bold" style:font-weight-asian="bold" style:font-weight-complex="bold"/>
    </style:style>
    <style:style style:name="T8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0" style:parent-style-name="DefaultParagraphFont" style:family="text">
      <style:text-properties fo:font-weight="bold" style:font-weight-asian="bold" style:font-weight-complex="bold"/>
    </style:style>
    <style:style style:name="T8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2" style:parent-style-name="DefaultParagraphFont" style:family="text">
      <style:text-properties fo:font-weight="bold" style:font-weight-asian="bold" style:font-weight-complex="bold"/>
    </style:style>
    <style:style style:name="T8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4" style:parent-style-name="DefaultParagraphFont" style:family="text">
      <style:text-properties fo:font-weight="bold" style:font-weight-asian="bold" style:font-weight-complex="bold"/>
    </style:style>
    <style:style style:name="T8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6" style:parent-style-name="DefaultParagraphFont" style:family="text">
      <style:text-properties fo:font-weight="bold" style:font-weight-asian="bold" style:font-weight-complex="bold"/>
    </style:style>
    <style:style style:name="T8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48" style:parent-style-name="DefaultParagraphFont" style:family="text">
      <style:text-properties fo:font-weight="bold" style:font-weight-asian="bold" style:font-weight-complex="bold"/>
    </style:style>
    <style:style style:name="T8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0" style:parent-style-name="DefaultParagraphFont" style:family="text">
      <style:text-properties fo:font-weight="bold" style:font-weight-asian="bold" style:font-weight-complex="bold"/>
    </style:style>
    <style:style style:name="T8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2" style:parent-style-name="DefaultParagraphFont" style:family="text">
      <style:text-properties fo:font-weight="bold" style:font-weight-asian="bold" style:font-weight-complex="bold"/>
    </style:style>
    <style:style style:name="T8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4" style:parent-style-name="DefaultParagraphFont" style:family="text">
      <style:text-properties fo:font-weight="bold" style:font-weight-asian="bold" style:font-weight-complex="bold"/>
    </style:style>
    <style:style style:name="T8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6" style:parent-style-name="DefaultParagraphFont" style:family="text">
      <style:text-properties fo:font-weight="bold" style:font-weight-asian="bold" style:font-weight-complex="bold"/>
    </style:style>
    <style:style style:name="T8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58" style:parent-style-name="DefaultParagraphFont" style:family="text">
      <style:text-properties fo:font-weight="bold" style:font-weight-asian="bold" style:font-weight-complex="bold"/>
    </style:style>
    <style:style style:name="T8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0" style:parent-style-name="DefaultParagraphFont" style:family="text">
      <style:text-properties fo:font-weight="bold" style:font-weight-asian="bold" style:font-weight-complex="bold"/>
    </style:style>
    <style:style style:name="T861" style:parent-style-name="DefaultParagraphFont" style:family="text">
      <style:text-properties fo:font-weight="bold" style:font-weight-asian="bold" style:font-weight-complex="bold"/>
    </style:style>
    <style:style style:name="T8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3" style:parent-style-name="DefaultParagraphFont" style:family="text">
      <style:text-properties fo:font-weight="bold" style:font-weight-asian="bold" style:font-weight-complex="bold"/>
    </style:style>
    <style:style style:name="T8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5" style:parent-style-name="DefaultParagraphFont" style:family="text">
      <style:text-properties fo:font-weight="bold" style:font-weight-asian="bold" style:font-weight-complex="bold"/>
    </style:style>
    <style:style style:name="T8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7" style:parent-style-name="DefaultParagraphFont" style:family="text">
      <style:text-properties fo:font-weight="bold" style:font-weight-asian="bold" style:font-weight-complex="bold"/>
    </style:style>
    <style:style style:name="T8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69" style:parent-style-name="DefaultParagraphFont" style:family="text">
      <style:text-properties fo:font-weight="bold" style:font-weight-asian="bold" style:font-weight-complex="bold"/>
    </style:style>
    <style:style style:name="T8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1" style:parent-style-name="DefaultParagraphFont" style:family="text">
      <style:text-properties fo:font-weight="bold" style:font-weight-asian="bold" style:font-weight-complex="bold"/>
    </style:style>
    <style:style style:name="T8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3" style:parent-style-name="DefaultParagraphFont" style:family="text">
      <style:text-properties fo:font-weight="bold" style:font-weight-asian="bold" style:font-weight-complex="bold"/>
    </style:style>
    <style:style style:name="T8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5" style:parent-style-name="DefaultParagraphFont" style:family="text">
      <style:text-properties fo:font-weight="bold" style:font-weight-asian="bold" style:font-weight-complex="bold"/>
    </style:style>
    <style:style style:name="T8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7" style:parent-style-name="DefaultParagraphFont" style:family="text">
      <style:text-properties fo:font-weight="bold" style:font-weight-asian="bold" style:font-weight-complex="bold"/>
    </style:style>
    <style:style style:name="T8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79" style:parent-style-name="DefaultParagraphFont" style:family="text">
      <style:text-properties fo:font-weight="bold" style:font-weight-asian="bold" style:font-weight-complex="bold"/>
    </style:style>
    <style:style style:name="T8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1" style:parent-style-name="DefaultParagraphFont" style:family="text">
      <style:text-properties fo:font-weight="bold" style:font-weight-asian="bold" style:font-weight-complex="bold"/>
    </style:style>
    <style:style style:name="T8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3" style:parent-style-name="DefaultParagraphFont" style:family="text">
      <style:text-properties fo:font-weight="bold" style:font-weight-asian="bold" style:font-weight-complex="bold"/>
    </style:style>
    <style:style style:name="T8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5" style:parent-style-name="DefaultParagraphFont" style:family="text">
      <style:text-properties fo:font-weight="bold" style:font-weight-asian="bold" style:font-weight-complex="bold"/>
    </style:style>
    <style:style style:name="T8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7" style:parent-style-name="DefaultParagraphFont" style:family="text">
      <style:text-properties fo:font-weight="bold" style:font-weight-asian="bold" style:font-weight-complex="bold"/>
    </style:style>
    <style:style style:name="T8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89" style:parent-style-name="DefaultParagraphFont" style:family="text">
      <style:text-properties fo:font-weight="bold" style:font-weight-asian="bold" style:font-weight-complex="bold"/>
    </style:style>
    <style:style style:name="T89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1" style:parent-style-name="DefaultParagraphFont" style:family="text">
      <style:text-properties fo:font-weight="bold" style:font-weight-asian="bold" style:font-weight-complex="bold"/>
    </style:style>
    <style:style style:name="T89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3" style:parent-style-name="DefaultParagraphFont" style:family="text">
      <style:text-properties fo:font-weight="bold" style:font-weight-asian="bold" style:font-weight-complex="bold"/>
    </style:style>
    <style:style style:name="T89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5" style:parent-style-name="DefaultParagraphFont" style:family="text">
      <style:text-properties fo:font-weight="bold" style:font-weight-asian="bold" style:font-weight-complex="bold"/>
    </style:style>
    <style:style style:name="T89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7" style:parent-style-name="DefaultParagraphFont" style:family="text">
      <style:text-properties fo:font-weight="bold" style:font-weight-asian="bold" style:font-weight-complex="bold"/>
    </style:style>
    <style:style style:name="T89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899" style:parent-style-name="DefaultParagraphFont" style:family="text">
      <style:text-properties fo:font-weight="bold" style:font-weight-asian="bold" style:font-weight-complex="bold"/>
    </style:style>
    <style:style style:name="T90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1" style:parent-style-name="DefaultParagraphFont" style:family="text">
      <style:text-properties fo:font-weight="bold" style:font-weight-asian="bold" style:font-weight-complex="bold"/>
    </style:style>
    <style:style style:name="T90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3" style:parent-style-name="DefaultParagraphFont" style:family="text">
      <style:text-properties fo:font-weight="bold" style:font-weight-asian="bold" style:font-weight-complex="bold"/>
    </style:style>
    <style:style style:name="T90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5" style:parent-style-name="DefaultParagraphFont" style:family="text">
      <style:text-properties fo:font-weight="bold" style:font-weight-asian="bold" style:font-weight-complex="bold"/>
    </style:style>
    <style:style style:name="T90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7" style:parent-style-name="DefaultParagraphFont" style:family="text">
      <style:text-properties fo:font-weight="bold" style:font-weight-asian="bold" style:font-weight-complex="bold"/>
    </style:style>
    <style:style style:name="T90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09" style:parent-style-name="DefaultParagraphFont" style:family="text">
      <style:text-properties fo:font-weight="bold" style:font-weight-asian="bold" style:font-weight-complex="bold"/>
    </style:style>
    <style:style style:name="T91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1" style:parent-style-name="DefaultParagraphFont" style:family="text">
      <style:text-properties fo:font-weight="bold" style:font-weight-asian="bold" style:font-weight-complex="bold"/>
    </style:style>
    <style:style style:name="T91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3" style:parent-style-name="DefaultParagraphFont" style:family="text">
      <style:text-properties fo:font-weight="bold" style:font-weight-asian="bold" style:font-weight-complex="bold"/>
    </style:style>
    <style:style style:name="T91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5" style:parent-style-name="DefaultParagraphFont" style:family="text">
      <style:text-properties fo:font-weight="bold" style:font-weight-asian="bold" style:font-weight-complex="bold"/>
    </style:style>
    <style:style style:name="T91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7" style:parent-style-name="DefaultParagraphFont" style:family="text">
      <style:text-properties fo:font-weight="bold" style:font-weight-asian="bold" style:font-weight-complex="bold"/>
    </style:style>
    <style:style style:name="T91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19" style:parent-style-name="DefaultParagraphFont" style:family="text">
      <style:text-properties fo:font-weight="bold" style:font-weight-asian="bold" style:font-weight-complex="bold"/>
    </style:style>
    <style:style style:name="T92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1" style:parent-style-name="DefaultParagraphFont" style:family="text">
      <style:text-properties fo:font-weight="bold" style:font-weight-asian="bold" style:font-weight-complex="bold"/>
    </style:style>
    <style:style style:name="T92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3" style:parent-style-name="DefaultParagraphFont" style:family="text">
      <style:text-properties fo:font-weight="bold" style:font-weight-asian="bold" style:font-weight-complex="bold"/>
    </style:style>
    <style:style style:name="T92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5" style:parent-style-name="DefaultParagraphFont" style:family="text">
      <style:text-properties fo:font-weight="bold" style:font-weight-asian="bold" style:font-weight-complex="bold"/>
    </style:style>
    <style:style style:name="T92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7" style:parent-style-name="DefaultParagraphFont" style:family="text">
      <style:text-properties fo:font-weight="bold" style:font-weight-asian="bold" style:font-weight-complex="bold"/>
    </style:style>
    <style:style style:name="T92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29" style:parent-style-name="DefaultParagraphFont" style:family="text">
      <style:text-properties fo:font-weight="bold" style:font-weight-asian="bold" style:font-weight-complex="bold"/>
    </style:style>
    <style:style style:name="T93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1" style:parent-style-name="DefaultParagraphFont" style:family="text">
      <style:text-properties fo:font-weight="bold" style:font-weight-asian="bold" style:font-weight-complex="bold"/>
    </style:style>
    <style:style style:name="T93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3" style:parent-style-name="DefaultParagraphFont" style:family="text">
      <style:text-properties fo:font-weight="bold" style:font-weight-asian="bold" style:font-weight-complex="bold"/>
    </style:style>
    <style:style style:name="T93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5" style:parent-style-name="DefaultParagraphFont" style:family="text">
      <style:text-properties fo:font-weight="bold" style:font-weight-asian="bold" style:font-weight-complex="bold"/>
    </style:style>
    <style:style style:name="T93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7" style:parent-style-name="DefaultParagraphFont" style:family="text">
      <style:text-properties fo:font-weight="bold" style:font-weight-asian="bold" style:font-weight-complex="bold"/>
    </style:style>
    <style:style style:name="T93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39" style:parent-style-name="DefaultParagraphFont" style:family="text">
      <style:text-properties fo:font-weight="bold" style:font-weight-asian="bold" style:font-weight-complex="bold"/>
    </style:style>
    <style:style style:name="T94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1" style:parent-style-name="DefaultParagraphFont" style:family="text">
      <style:text-properties fo:font-weight="bold" style:font-weight-asian="bold" style:font-weight-complex="bold"/>
    </style:style>
    <style:style style:name="T94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3" style:parent-style-name="DefaultParagraphFont" style:family="text">
      <style:text-properties fo:font-weight="bold" style:font-weight-asian="bold" style:font-weight-complex="bold"/>
    </style:style>
    <style:style style:name="T94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5" style:parent-style-name="DefaultParagraphFont" style:family="text">
      <style:text-properties fo:font-weight="bold" style:font-weight-asian="bold" style:font-weight-complex="bold"/>
    </style:style>
    <style:style style:name="T94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7" style:parent-style-name="DefaultParagraphFont" style:family="text">
      <style:text-properties fo:font-weight="bold" style:font-weight-asian="bold" style:font-weight-complex="bold"/>
    </style:style>
    <style:style style:name="T94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49" style:parent-style-name="DefaultParagraphFont" style:family="text">
      <style:text-properties fo:font-weight="bold" style:font-weight-asian="bold" style:font-weight-complex="bold"/>
    </style:style>
    <style:style style:name="T95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1" style:parent-style-name="DefaultParagraphFont" style:family="text">
      <style:text-properties fo:font-weight="bold" style:font-weight-asian="bold" style:font-weight-complex="bold"/>
    </style:style>
    <style:style style:name="T95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3" style:parent-style-name="DefaultParagraphFont" style:family="text">
      <style:text-properties fo:font-weight="bold" style:font-weight-asian="bold" style:font-weight-complex="bold"/>
    </style:style>
    <style:style style:name="T95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5" style:parent-style-name="DefaultParagraphFont" style:family="text">
      <style:text-properties fo:font-weight="bold" style:font-weight-asian="bold" style:font-weight-complex="bold"/>
    </style:style>
    <style:style style:name="T95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7" style:parent-style-name="DefaultParagraphFont" style:family="text">
      <style:text-properties fo:font-weight="bold" style:font-weight-asian="bold" style:font-weight-complex="bold"/>
    </style:style>
    <style:style style:name="T95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59" style:parent-style-name="DefaultParagraphFont" style:family="text">
      <style:text-properties fo:font-weight="bold" style:font-weight-asian="bold" style:font-weight-complex="bold"/>
    </style:style>
    <style:style style:name="T96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1" style:parent-style-name="DefaultParagraphFont" style:family="text">
      <style:text-properties fo:font-weight="bold" style:font-weight-asian="bold" style:font-weight-complex="bold"/>
    </style:style>
    <style:style style:name="T96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3" style:parent-style-name="DefaultParagraphFont" style:family="text">
      <style:text-properties fo:font-weight="bold" style:font-weight-asian="bold" style:font-weight-complex="bold"/>
    </style:style>
    <style:style style:name="T96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5" style:parent-style-name="DefaultParagraphFont" style:family="text">
      <style:text-properties fo:font-weight="bold" style:font-weight-asian="bold" style:font-weight-complex="bold"/>
    </style:style>
    <style:style style:name="T96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7" style:parent-style-name="DefaultParagraphFont" style:family="text">
      <style:text-properties fo:font-weight="bold" style:font-weight-asian="bold" style:font-weight-complex="bold"/>
    </style:style>
    <style:style style:name="T96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69" style:parent-style-name="DefaultParagraphFont" style:family="text">
      <style:text-properties fo:font-weight="bold" style:font-weight-asian="bold" style:font-weight-complex="bold"/>
    </style:style>
    <style:style style:name="T97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1" style:parent-style-name="DefaultParagraphFont" style:family="text">
      <style:text-properties fo:font-weight="bold" style:font-weight-asian="bold" style:font-weight-complex="bold"/>
    </style:style>
    <style:style style:name="T97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3" style:parent-style-name="DefaultParagraphFont" style:family="text">
      <style:text-properties fo:font-weight="bold" style:font-weight-asian="bold" style:font-weight-complex="bold"/>
    </style:style>
    <style:style style:name="T97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5" style:parent-style-name="DefaultParagraphFont" style:family="text">
      <style:text-properties fo:font-weight="bold" style:font-weight-asian="bold" style:font-weight-complex="bold"/>
    </style:style>
    <style:style style:name="T97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7" style:parent-style-name="DefaultParagraphFont" style:family="text">
      <style:text-properties fo:font-weight="bold" style:font-weight-asian="bold" style:font-weight-complex="bold"/>
    </style:style>
    <style:style style:name="T97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79" style:parent-style-name="DefaultParagraphFont" style:family="text">
      <style:text-properties fo:font-weight="bold" style:font-weight-asian="bold" style:font-weight-complex="bold"/>
    </style:style>
    <style:style style:name="T980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1" style:parent-style-name="DefaultParagraphFont" style:family="text">
      <style:text-properties fo:font-weight="bold" style:font-weight-asian="bold" style:font-weight-complex="bold"/>
    </style:style>
    <style:style style:name="T982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3" style:parent-style-name="DefaultParagraphFont" style:family="text">
      <style:text-properties fo:font-weight="bold" style:font-weight-asian="bold" style:font-weight-complex="bold"/>
    </style:style>
    <style:style style:name="T984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5" style:parent-style-name="DefaultParagraphFont" style:family="text">
      <style:text-properties fo:font-weight="bold" style:font-weight-asian="bold" style:font-weight-complex="bold"/>
    </style:style>
    <style:style style:name="T986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7" style:parent-style-name="DefaultParagraphFont" style:family="text">
      <style:text-properties fo:font-weight="bold" style:font-weight-asian="bold" style:font-weight-complex="bold"/>
    </style:style>
    <style:style style:name="T988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989" style:parent-style-name="DefaultParagraphFont" style:family="text">
      <style:text-properties fo:font-weight="bold" style:font-weight-asian="bold" style:font-weight-complex="bold"/>
    </style:style>
    <style:style style:name="P990" style:parent-style-name="Standard" style:family="paragraph">
      <style:text-properties fo:font-weight="bold" style:font-weight-asian="bold" style:font-weight-complex="bold"/>
    </style:style>
    <style:style style:name="P991" style:parent-style-name="Standard" style:family="paragraph">
      <style:text-properties fo:font-weight="bold" style:font-weight-asian="bold" style:font-weight-complex="bold"/>
    </style:style>
    <style:style style:name="P992" style:parent-style-name="Standard" style:family="paragraph">
      <style:text-properties fo:font-weight="bold" style:font-weight-asian="bold" style:font-weight-complex="bold"/>
    </style:style>
    <style:style style:name="P993" style:parent-style-name="Standard" style:family="paragraph">
      <style:text-properties fo:font-weight="bold" style:font-weight-asian="bold" style:font-weight-complex="bold"/>
    </style:style>
    <style:style style:name="P994" style:parent-style-name="Standard" style:family="paragraph">
      <style:text-properties fo:font-weight="bold" style:font-weight-asian="bold" style:font-weight-complex="bold"/>
    </style:style>
    <style:style style:name="P995" style:parent-style-name="Standard" style:family="paragraph">
      <style:text-properties fo:font-weight="bold" style:font-weight-asian="bold" style:font-weight-complex="bold"/>
    </style:style>
    <style:style style:name="P996" style:parent-style-name="Standard" style:family="paragraph">
      <style:text-properties fo:font-weight="bold" style:font-weight-asian="bold" style:font-weight-complex="bold"/>
    </style:style>
    <style:style style:name="P997" style:parent-style-name="Standard" style:family="paragraph">
      <style:text-properties fo:font-weight="bold" style:font-weight-asian="bold" style:font-weight-complex="bold"/>
    </style:style>
    <style:style style:name="P998" style:parent-style-name="Standard" style:family="paragraph">
      <style:text-properties fo:font-weight="bold" style:font-weight-asian="bold" style:font-weight-complex="bold"/>
    </style:style>
    <style:style style:name="P999" style:parent-style-name="Standard" style:family="paragraph">
      <style:text-properties fo:font-weight="bold" style:font-weight-asian="bold" style:font-weight-complex="bold"/>
    </style:style>
    <style:style style:name="P1000" style:parent-style-name="Standard" style:family="paragraph">
      <style:text-properties fo:font-weight="bold" style:font-weight-asian="bold" style:font-weight-complex="bold"/>
    </style:style>
    <style:style style:name="P1001" style:parent-style-name="Standard" style:family="paragraph">
      <style:text-properties fo:font-weight="bold" style:font-weight-asian="bold" style:font-weight-complex="bold"/>
    </style:style>
    <style:style style:name="P1002" style:parent-style-name="Standard" style:family="paragraph">
      <style:text-properties fo:font-weight="bold" style:font-weight-asian="bold" style:font-weight-complex="bold"/>
    </style:style>
    <style:style style:name="P1003" style:parent-style-name="Standard" style:family="paragraph">
      <style:text-properties fo:font-weight="bold" style:font-weight-asian="bold" style:font-weight-complex="bold"/>
    </style:style>
    <style:style style:name="P1004" style:parent-style-name="Standard" style:family="paragraph">
      <style:text-properties fo:font-weight="bold" style:font-weight-asian="bold" style:font-weight-complex="bold"/>
    </style:style>
    <style:style style:name="P1005" style:parent-style-name="Standard" style:family="paragraph">
      <style:text-properties fo:font-weight="bold" style:font-weight-asian="bold" style:font-weight-complex="bold"/>
    </style:style>
    <style:style style:name="P1006" style:parent-style-name="Standard" style:family="paragraph">
      <style:text-properties fo:font-weight="bold" style:font-weight-asian="bold" style:font-weight-complex="bold"/>
    </style:style>
    <style:style style:name="P1007" style:parent-style-name="Standard" style:family="paragraph">
      <style:text-properties fo:font-weight="bold" style:font-weight-asian="bold" style:font-weight-complex="bold"/>
    </style:style>
    <style:style style:name="P1008" style:parent-style-name="Standard" style:family="paragraph">
      <style:text-properties fo:font-weight="bold" style:font-weight-asian="bold" style:font-weight-complex="bold"/>
    </style:style>
    <style:style style:name="P1009" style:parent-style-name="Standard" style:family="paragraph">
      <style:text-properties fo:font-weight="bold" style:font-weight-asian="bold" style:font-weight-complex="bold"/>
    </style:style>
    <style:style style:name="P1010" style:parent-style-name="Standard" style:family="paragraph">
      <style:text-properties fo:font-weight="bold" style:font-weight-asian="bold" style:font-weight-complex="bold"/>
    </style:style>
    <style:style style:name="P1011" style:parent-style-name="Standard" style:family="paragraph">
      <style:text-properties fo:font-weight="bold" style:font-weight-asian="bold" style:font-weight-complex="bold"/>
    </style:style>
    <style:style style:name="P1012" style:parent-style-name="Standard" style:family="paragraph">
      <style:text-properties fo:font-weight="bold" style:font-weight-asian="bold" style:font-weight-complex="bold"/>
    </style:style>
    <style:style style:name="P1013" style:parent-style-name="Standard" style:family="paragraph">
      <style:text-properties fo:font-weight="bold" style:font-weight-asian="bold" style:font-weight-complex="bold"/>
    </style:style>
    <style:style style:name="P1014" style:parent-style-name="Standard" style:family="paragraph">
      <style:text-properties fo:font-weight="bold" style:font-weight-asian="bold" style:font-weight-complex="bold"/>
    </style:style>
    <style:style style:name="P1015" style:parent-style-name="Standard" style:family="paragraph">
      <style:text-properties fo:font-weight="bold" style:font-weight-asian="bold" style:font-weight-complex="bold"/>
    </style:style>
    <style:style style:name="P1016" style:parent-style-name="Standard" style:family="paragraph">
      <style:text-properties fo:font-weight="bold" style:font-weight-asian="bold" style:font-weight-complex="bold"/>
    </style:style>
    <style:style style:name="P1017" style:parent-style-name="Standard" style:family="paragraph">
      <style:text-properties fo:font-weight="bold" style:font-weight-asian="bold" style:font-weight-complex="bold"/>
    </style:style>
    <style:style style:name="P1018" style:parent-style-name="Standard" style:family="paragraph">
      <style:text-properties fo:font-weight="bold" style:font-weight-asian="bold" style:font-weight-complex="bold"/>
    </style:style>
    <style:style style:name="T10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0" style:parent-style-name="DefaultParagraphFont" style:family="text">
      <style:text-properties fo:font-weight="bold" style:font-weight-asian="bold" style:font-weight-complex="bold"/>
    </style:style>
    <style:style style:name="T102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2" style:parent-style-name="DefaultParagraphFont" style:family="text">
      <style:text-properties fo:font-weight="bold" style:font-weight-asian="bold" style:font-weight-complex="bold"/>
    </style:style>
    <style:style style:name="T102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4" style:parent-style-name="DefaultParagraphFont" style:family="text">
      <style:text-properties fo:font-weight="bold" style:font-weight-asian="bold" style:font-weight-complex="bold"/>
    </style:style>
    <style:style style:name="T102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6" style:parent-style-name="DefaultParagraphFont" style:family="text">
      <style:text-properties fo:font-weight="bold" style:font-weight-asian="bold" style:font-weight-complex="bold"/>
    </style:style>
    <style:style style:name="T102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28" style:parent-style-name="DefaultParagraphFont" style:family="text">
      <style:text-properties fo:font-weight="bold" style:font-weight-asian="bold" style:font-weight-complex="bold"/>
    </style:style>
    <style:style style:name="T102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0" style:parent-style-name="DefaultParagraphFont" style:family="text">
      <style:text-properties fo:font-weight="bold" style:font-weight-asian="bold" style:font-weight-complex="bold"/>
    </style:style>
    <style:style style:name="T103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2" style:parent-style-name="DefaultParagraphFont" style:family="text">
      <style:text-properties fo:font-weight="bold" style:font-weight-asian="bold" style:font-weight-complex="bold"/>
    </style:style>
    <style:style style:name="T103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4" style:parent-style-name="DefaultParagraphFont" style:family="text">
      <style:text-properties fo:font-weight="bold" style:font-weight-asian="bold" style:font-weight-complex="bold"/>
    </style:style>
    <style:style style:name="T103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6" style:parent-style-name="DefaultParagraphFont" style:family="text">
      <style:text-properties fo:font-weight="bold" style:font-weight-asian="bold" style:font-weight-complex="bold"/>
    </style:style>
    <style:style style:name="T103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38" style:parent-style-name="DefaultParagraphFont" style:family="text">
      <style:text-properties fo:font-weight="bold" style:font-weight-asian="bold" style:font-weight-complex="bold"/>
    </style:style>
    <style:style style:name="T103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0" style:parent-style-name="DefaultParagraphFont" style:family="text">
      <style:text-properties fo:font-weight="bold" style:font-weight-asian="bold" style:font-weight-complex="bold"/>
    </style:style>
    <style:style style:name="T104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2" style:parent-style-name="DefaultParagraphFont" style:family="text">
      <style:text-properties fo:font-weight="bold" style:font-weight-asian="bold" style:font-weight-complex="bold"/>
    </style:style>
    <style:style style:name="T104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4" style:parent-style-name="DefaultParagraphFont" style:family="text">
      <style:text-properties fo:font-weight="bold" style:font-weight-asian="bold" style:font-weight-complex="bold"/>
    </style:style>
    <style:style style:name="T104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6" style:parent-style-name="DefaultParagraphFont" style:family="text">
      <style:text-properties fo:font-weight="bold" style:font-weight-asian="bold" style:font-weight-complex="bold"/>
    </style:style>
    <style:style style:name="T104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48" style:parent-style-name="DefaultParagraphFont" style:family="text">
      <style:text-properties fo:font-weight="bold" style:font-weight-asian="bold" style:font-weight-complex="bold"/>
    </style:style>
    <style:style style:name="T104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0" style:parent-style-name="DefaultParagraphFont" style:family="text">
      <style:text-properties fo:font-weight="bold" style:font-weight-asian="bold" style:font-weight-complex="bold"/>
    </style:style>
    <style:style style:name="T105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2" style:parent-style-name="DefaultParagraphFont" style:family="text">
      <style:text-properties fo:font-weight="bold" style:font-weight-asian="bold" style:font-weight-complex="bold"/>
    </style:style>
    <style:style style:name="T105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4" style:parent-style-name="DefaultParagraphFont" style:family="text">
      <style:text-properties fo:font-weight="bold" style:font-weight-asian="bold" style:font-weight-complex="bold"/>
    </style:style>
    <style:style style:name="T105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6" style:parent-style-name="DefaultParagraphFont" style:family="text">
      <style:text-properties fo:font-weight="bold" style:font-weight-asian="bold" style:font-weight-complex="bold"/>
    </style:style>
    <style:style style:name="T105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58" style:parent-style-name="DefaultParagraphFont" style:family="text">
      <style:text-properties fo:font-weight="bold" style:font-weight-asian="bold" style:font-weight-complex="bold"/>
    </style:style>
    <style:style style:name="T105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0" style:parent-style-name="DefaultParagraphFont" style:family="text">
      <style:text-properties fo:font-weight="bold" style:font-weight-asian="bold" style:font-weight-complex="bold"/>
    </style:style>
    <style:style style:name="T106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T106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4" style:parent-style-name="DefaultParagraphFont" style:family="text">
      <style:text-properties fo:font-weight="bold" style:font-weight-asian="bold" style:font-weight-complex="bold"/>
    </style:style>
    <style:style style:name="T106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6" style:parent-style-name="DefaultParagraphFont" style:family="text">
      <style:text-properties fo:font-weight="bold" style:font-weight-asian="bold" style:font-weight-complex="bold"/>
    </style:style>
    <style:style style:name="T106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68" style:parent-style-name="DefaultParagraphFont" style:family="text">
      <style:text-properties fo:font-weight="bold" style:font-weight-asian="bold" style:font-weight-complex="bold"/>
    </style:style>
    <style:style style:name="T106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0" style:parent-style-name="DefaultParagraphFont" style:family="text">
      <style:text-properties fo:font-weight="bold" style:font-weight-asian="bold" style:font-weight-complex="bold"/>
    </style:style>
    <style:style style:name="T107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2" style:parent-style-name="DefaultParagraphFont" style:family="text">
      <style:text-properties fo:font-weight="bold" style:font-weight-asian="bold" style:font-weight-complex="bold"/>
    </style:style>
    <style:style style:name="T107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4" style:parent-style-name="DefaultParagraphFont" style:family="text">
      <style:text-properties fo:font-weight="bold" style:font-weight-asian="bold" style:font-weight-complex="bold"/>
    </style:style>
    <style:style style:name="T107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6" style:parent-style-name="DefaultParagraphFont" style:family="text">
      <style:text-properties fo:font-weight="bold" style:font-weight-asian="bold" style:font-weight-complex="bold"/>
    </style:style>
    <style:style style:name="T107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78" style:parent-style-name="DefaultParagraphFont" style:family="text">
      <style:text-properties fo:font-weight="bold" style:font-weight-asian="bold" style:font-weight-complex="bold"/>
    </style:style>
    <style:style style:name="T107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0" style:parent-style-name="DefaultParagraphFont" style:family="text">
      <style:text-properties fo:font-weight="bold" style:font-weight-asian="bold" style:font-weight-complex="bold"/>
    </style:style>
    <style:style style:name="T108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2" style:parent-style-name="DefaultParagraphFont" style:family="text">
      <style:text-properties fo:font-weight="bold" style:font-weight-asian="bold" style:font-weight-complex="bold"/>
    </style:style>
    <style:style style:name="T108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4" style:parent-style-name="DefaultParagraphFont" style:family="text">
      <style:text-properties fo:font-weight="bold" style:font-weight-asian="bold" style:font-weight-complex="bold"/>
    </style:style>
    <style:style style:name="T108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6" style:parent-style-name="DefaultParagraphFont" style:family="text">
      <style:text-properties fo:font-weight="bold" style:font-weight-asian="bold" style:font-weight-complex="bold"/>
    </style:style>
    <style:style style:name="T108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88" style:parent-style-name="DefaultParagraphFont" style:family="text">
      <style:text-properties fo:font-weight="bold" style:font-weight-asian="bold" style:font-weight-complex="bold"/>
    </style:style>
    <style:style style:name="T108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0" style:parent-style-name="DefaultParagraphFont" style:family="text">
      <style:text-properties fo:font-weight="bold" style:font-weight-asian="bold" style:font-weight-complex="bold"/>
    </style:style>
    <style:style style:name="T109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2" style:parent-style-name="DefaultParagraphFont" style:family="text">
      <style:text-properties fo:font-weight="bold" style:font-weight-asian="bold" style:font-weight-complex="bold"/>
    </style:style>
    <style:style style:name="T109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4" style:parent-style-name="DefaultParagraphFont" style:family="text">
      <style:text-properties fo:font-weight="bold" style:font-weight-asian="bold" style:font-weight-complex="bold"/>
    </style:style>
    <style:style style:name="T109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6" style:parent-style-name="DefaultParagraphFont" style:family="text">
      <style:text-properties fo:font-weight="bold" style:font-weight-asian="bold" style:font-weight-complex="bold"/>
    </style:style>
    <style:style style:name="T109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098" style:parent-style-name="DefaultParagraphFont" style:family="text">
      <style:text-properties fo:font-weight="bold" style:font-weight-asian="bold" style:font-weight-complex="bold"/>
    </style:style>
    <style:style style:name="T109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0" style:parent-style-name="DefaultParagraphFont" style:family="text">
      <style:text-properties fo:font-weight="bold" style:font-weight-asian="bold" style:font-weight-complex="bold"/>
    </style:style>
    <style:style style:name="T110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2" style:parent-style-name="DefaultParagraphFont" style:family="text">
      <style:text-properties fo:font-weight="bold" style:font-weight-asian="bold" style:font-weight-complex="bold"/>
    </style:style>
    <style:style style:name="T110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4" style:parent-style-name="DefaultParagraphFont" style:family="text">
      <style:text-properties fo:font-weight="bold" style:font-weight-asian="bold" style:font-weight-complex="bold"/>
    </style:style>
    <style:style style:name="T110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6" style:parent-style-name="DefaultParagraphFont" style:family="text">
      <style:text-properties fo:font-weight="bold" style:font-weight-asian="bold" style:font-weight-complex="bold"/>
    </style:style>
    <style:style style:name="T110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08" style:parent-style-name="DefaultParagraphFont" style:family="text">
      <style:text-properties fo:font-weight="bold" style:font-weight-asian="bold" style:font-weight-complex="bold"/>
    </style:style>
    <style:style style:name="T110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0" style:parent-style-name="DefaultParagraphFont" style:family="text">
      <style:text-properties fo:font-weight="bold" style:font-weight-asian="bold" style:font-weight-complex="bold"/>
    </style:style>
    <style:style style:name="T1111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2" style:parent-style-name="DefaultParagraphFont" style:family="text">
      <style:text-properties fo:font-weight="bold" style:font-weight-asian="bold" style:font-weight-complex="bold"/>
    </style:style>
    <style:style style:name="T1113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4" style:parent-style-name="DefaultParagraphFont" style:family="text">
      <style:text-properties fo:font-weight="bold" style:font-weight-asian="bold" style:font-weight-complex="bold"/>
    </style:style>
    <style:style style:name="T1115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6" style:parent-style-name="DefaultParagraphFont" style:family="text">
      <style:text-properties fo:font-weight="bold" style:font-weight-asian="bold" style:font-weight-complex="bold"/>
    </style:style>
    <style:style style:name="T1117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18" style:parent-style-name="DefaultParagraphFont" style:family="text">
      <style:text-properties fo:font-weight="bold" style:font-weight-asian="bold" style:font-weight-complex="bold"/>
    </style:style>
    <style:style style:name="T1119" style:parent-style-name="DefaultParagraphFont" style:family="text">
      <style:text-properties style:font-name="Sylfaen" style:font-name-complex="Sylfaen" fo:font-weight="bold" style:font-weight-asian="bold" style:font-weight-complex="bold"/>
    </style:style>
    <style:style style:name="T112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Types and Description</text:p>
      <text:p text:style-name="Standard"/>
      <text:p text:style-name="Standard"><text:span text:style-name="T2">char</text:span><text:s/><text:tab/><text:tab/><text:tab/><text:tab/>1 byte -128 to 127 or 0 to 255</text:p>
      <text:p text:style-name="Standard"><text:span text:style-name="T3">unsigned</text:span><text:s/><text:span text:style-name="T4">char</text:span><text:span text:style-name="T5"><text:tab/></text:span><text:span text:style-name="T6"><text:tab/></text:span>1 byte 0 to 255</text:p>
      <text:p text:style-name="Standard"><text:span text:style-name="T7">signed</text:span><text:s/><text:span text:style-name="T8">char</text:span><text:s/><text:tab/><text:tab/><text:tab/>1 byte -128 to 127</text:p>
      <text:p text:style-name="Standard"><text:span text:style-name="T9">int</text:span><text:s/><text:tab/><text:tab/><text:tab/><text:tab/>2 or 4 bytes -32,768 to 32,767 or -2,147,483,648 to 2,147,483,647</text:p>
      <text:p text:style-name="Standard"><text:span text:style-name="T10">unsigned int<text:s/></text:span><text:span text:style-name="T11"><text:tab/></text:span><text:span text:style-name="T12"><text:tab/></text:span><text:span text:style-name="T13"><text:tab/></text:span>2 or 4 bytes 0 to<text:s/>65,535 or 0 to 4,294,967,295</text:p>
      <text:p text:style-name="Standard"><text:span text:style-name="T14">short</text:span><text:s/><text:tab/><text:tab/><text:tab/><text:tab/>2 bytes -32,768 to 32,767</text:p>
      <text:p text:style-name="Standard"><text:span text:style-name="T15">unsigned</text:span><text:s/><text:span text:style-name="T16">short</text:span><text:s/><text:tab/><text:tab/>2 bytes 0 to 65,535</text:p>
      <text:p text:style-name="Standard"><text:span text:style-name="T17">long</text:span><text:s/><text:tab/><text:tab/><text:tab/><text:tab/>4 bytes -2,147,483,648 to 2,147,483,647</text:p>
      <text:p text:style-name="Standard"><text:span text:style-name="T18">unsigned</text:span><text:s/><text:span text:style-name="T19">long</text:span><text:s/><text:tab/><text:tab/>4 bytes 0 to 4,294,967,295</text:p>
      <text:p text:style-name="Standard"/>
      <text:p text:style-name="Standard"><text:span text:style-name="T20">float</text:span><text:s/><text:tab/><text:tab/><text:tab/><text:tab/>4 byte 1.2E-38 to 3.4E+38 6 decimal places</text:p>
      <text:p text:style-name="Standard"><text:span text:style-name="T21">double</text:span><text:s/><text:tab/><text:tab/><text:tab/>8 byte 2.3E-308 to 1.7E+308 15 decimal places</text:p>
      <text:p text:style-name="Standard"><text:span text:style-name="T22">long</text:span><text:s/><text:span text:style-name="T23">double</text:span><text:s/><text:tab/><text:tab/><text:tab/>10 byte 3.4E-4932 to 1.1E+4932 19 decimal places</text:p>
      <text:p text:style-name="Standard"/>
      <text:p text:style-name="P24"/>
      <text:p text:style-name="P25">Character Constants</text:p>
      <text:p text:style-name="Standard"/>
      <text:p text:style-name="Standard">\\<text:s/><text:tab/>\ character</text:p>
      <text:p text:style-name="Standard">\'<text:s/><text:tab/>' character</text:p>
      <text:p text:style-name="Standard">\"<text:tab/><text:s/>" character</text:p>
      <text:p text:style-name="Standard">\?<text:tab/><text:s/>? character</text:p>
      <text:p text:style-name="Standard">\a<text:tab/><text:s/>Alert or bell</text:p>
      <text:p text:style-name="Standard">\b<text:tab/>Backspace</text:p>
      <text:p text:style-name="Standard">\f<text:tab/>Form feed</text:p>
      <text:p text:style-name="Standard">\n<text:tab/>Newline</text:p>
      <text:p text:style-name="Standard">\r<text:tab/>Carriage return</text:p>
      <text:p text:style-name="Standard">\t<text:s/><text:tab/>Horizontal tab</text:p>
      <text:p text:style-name="Standard">\v<text:tab/>Vertical tab</text:p>
      <text:p text:style-name="Standard">\ooo<text:s/><text:tab/>Octal number of one to three digits</text:p>
      <text:p text:style-name="Standard">\xhh . . .<text:s/><text:tab/>Hexadecimal number of one or more digits</text:p>
      <text:p text:style-name="Standard"/>
      <text:p text:style-name="P26">Escape Sequence Character<text:s/></text:p>
      <text:p text:style-name="P27">\a Bell (speaker beeps)<text:s/></text:p>
      <text:p text:style-name="P28">\b Backspace (non-erase)<text:s/></text:p>
      <text:p text:style-name="P29">\f Form feed/clear screen<text:s/></text:p>
      <text:p text:style-name="P30">\n New line<text:s/></text:p>
      <text:p text:style-name="P31">\r Carriage Return<text:s/></text:p>
      <text:p text:style-name="P32">\t Tab<text:s/></text:p>
      <text:p text:style-name="P33">\v Vertical tab<text:s/></text:p>
      <text:p text:style-name="P34">\\ Backslash<text:s/></text:p>
      <text:p text:style-name="P35">\? Question mark<text:s/></text:p>
      <text:p text:style-name="P36">\' Single quote<text:s/></text:p>
      <text:p text:style-name="P37">\" Double quote<text:s/></text:p>
      <text:p text:style-name="P38">\xnn Hexadecimal character code nn<text:s/></text:p>
      <text:p text:style-name="P39">\onn Octal character code nn<text:s/></text:p>
      <text:p text:style-name="Standard"><text:span text:style-name="T40">\nn Octal character code nn</text:span></text:p>
      <text:p text:style-name="Standard"/>
      <text:p text:style-name="P41"/>
      <text:p text:style-name="P42">Keywords</text:p>
      <text:p text:style-name="Standard"/>
      <text:p text:style-name="Standard"/>
      <text:p text:style-name="Standard">The following list shows the reserved words in C. These reserved words may not</text:p>
      <text:p text:style-name="Standard">be<text:s/>used as constants or variables or any other identifier names.</text:p>
      <text:p text:style-name="Standard"/>
      <text:p text:style-name="Standard"/>
      <text:p text:style-name="Standard">Auto<text:tab/>else<text:s/><text:tab/>long<text:s/><text:tab/><text:tab/>switch</text:p>
      <text:p text:style-name="Standard">break<text:tab/>enum<text:s/><text:tab/>register <text:s/><text:tab/>typedef</text:p>
      <text:p text:style-name="Standard">case<text:s/><text:tab/>extern<text:s/><text:tab/>return<text:s/><text:tab/><text:tab/>union</text:p>
      <text:p text:style-name="Standard">char<text:s/><text:tab/>float<text:s/><text:tab/>short<text:s/><text:tab/>unsigned</text:p>
      <text:p text:style-name="Standard">const<text:s/><text:tab/>for<text:s/><text:tab/>signed<text:s/><text:tab/>void</text:p>
      <text:p text:style-name="Standard">continue<text:s/><text:tab/>goto<text:tab/>sizeof<text:tab/>volatile</text:p>
      <text:p text:style-name="Standard">default<text:tab/><text:s/>if<text:s/><text:tab/>static<text:s/><text:tab/>while</text:p>
      <text:p text:style-name="Standard">do<text:s/><text:tab/>int<text:s/><text:tab/>struct<text:s/><text:tab/>_Packed</text:p>
      <text:p text:style-name="Standard">double</text:p>
      <text:p text:style-name="Standard"/>
      <text:p text:style-name="Standard"/>
      <text:p text:style-name="Standard"><text:span text:style-name="T43">Variables Printin</text:span><text:span text:style-name="T44">g</text:span></text:p>
      <text:p text:style-name="P45"/>
      <text:p text:style-name="P46"/>
      <text:p text:style-name="Standard"><text:span text:style-name="T47">char</text:span><text:span text:style-name="T48"><text:tab/></text:span><text:span text:style-name="T49"><text:tab/></text:span><text:span text:style-name="T50"><text:tab/></text:span>%c</text:p>
      <text:p text:style-name="Standard"><text:span text:style-name="T51">short</text:span><text:span text:style-name="T52"><text:tab/></text:span><text:span text:style-name="T53"><text:tab/></text:span><text:span text:style-name="T54"><text:tab/>%</text:span>hd</text:p>
      <text:p text:style-name="Standard"><text:span text:style-name="T55">int</text:span><text:span text:style-name="T56"><text:tab/></text:span><text:span text:style-name="T57"><text:tab/></text:span><text:span text:style-name="T58"><text:tab/>%</text:span>d</text:p>
      <text:p text:style-name="Standard"><text:span text:style-name="T59">float</text:span><text:span text:style-name="T60"><text:tab/></text:span><text:span text:style-name="T61"><text:tab/></text:span><text:span text:style-name="T62"><text:tab/></text:span>%f <text:s/>%e <text:s/>%g</text:p>
      <text:p text:style-name="Standard"><text:span text:style-name="T63">double</text:span><text:span text:style-name="T64"><text:tab/></text:span><text:span text:style-name="T65"><text:tab/></text:span><text:span text:style-name="T66"><text:tab/>%</text:span>f</text:p>
      <text:p text:style-name="Standard"><text:span text:style-name="T67">unsigned</text:span><text:span text:style-name="T68"><text:tab/></text:span><text:span text:style-name="T69"><text:tab/>%</text:span>u <text:s text:c="2"/>unsigned long %lu etc.</text:p>
      <text:p text:style-name="P70"/>
      <text:p text:style-name="P71"/>
      <text:p text:style-name="P72"/>
      <text:p text:style-name="Standard">ტერმინალიდან<text:s/>დეფაულთ<text:s/>ბრაუზერით<text:s/>საიტის<text:s/>გაშვება<text:s/>უბუნტუ<text:s/>xdg-open<text:s/><text:a xlink:href="http://google.com" office:target-frame-name="_top" xlink:show="replace"><text:span text:style-name="Hyperlink">http://google.com</text:span></text:a></text:p>
      <text:p text:style-name="P73"/>
      <text:p text:style-name="P74"/>
      <text:p text:style-name="Standard"><text:span text:style-name="T75">მასივის</text:span><text:span text:style-name="T76"><text:s/></text:span><text:span text:style-name="T77">ბოლო</text:span><text:span text:style-name="T78"><text:s/></text:span><text:span text:style-name="T79">ელემენტი</text:span><text:span text:style-name="T80"><text:s/></text:span><text:span text:style-name="T81">არის</text:span><text:span text:style-name="T82"><text:s/>NULL, \0.</text:span></text:p>
      <text:p text:style-name="Standard"><text:span text:style-name="T83">მასივი</text:span><text:span text:style-name="T84"><text:s/></text:span><text:span text:style-name="T85">არის</text:span><text:span text:style-name="T86"><text:s/></text:span><text:span text:style-name="T87">მიმთითებელი</text:span><text:span text:style-name="T88">,<text:s/></text:span><text:span text:style-name="T89">ანუ</text:span><text:span text:style-name="T90"><text:s/></text:span><text:span text:style-name="T91">თუ</text:span><text:span text:style-name="T92"><text:s/></text:span><text:span text:style-name="T93">მის</text:span><text:span text:style-name="T94"><text:s/></text:span><text:span text:style-name="T95">რომელიმე</text:span><text:span text:style-name="T96"><text:s/></text:span><text:span text:style-name="T97">ელემენტს</text:span><text:span text:style-name="T98"><text:s/></text:span><text:span text:style-name="T99">არ</text:span><text:span text:style-name="T100"><text:s/></text:span><text:span text:style-name="T101">მივმართავთ</text:span><text:span text:style-name="T102"><text:s/></text:span><text:span text:style-name="T103">და</text:span><text:span text:style-name="T104"><text:s/></text:span><text:span text:style-name="T105">უბრალოდ</text:span><text:span text:style-name="T106"><text:s/></text:span><text:span text:style-name="T107">მის</text:span><text:span text:style-name="T108"><text:s/></text:span><text:span text:style-name="T109">ცვლადის</text:span><text:span text:style-name="T110"><text:s/></text:span><text:span text:style-name="T111">სახელს</text:span><text:span text:style-name="T112"><text:s/></text:span><text:span text:style-name="T113">დავბეჭდავთ</text:span><text:span text:style-name="T114"><text:s/></text:span><text:span text:style-name="T115">დაიბეჭდება</text:span><text:span text:style-name="T116"><text:s/></text:span><text:span text:style-name="T117">მისამართი</text:span><text:span text:style-name="T118">.<text:s/></text:span><text:span text:style-name="T119">რომელშიც</text:span><text:span text:style-name="T120"><text:s/></text:span><text:span text:style-name="T121">წერია</text:span><text:span text:style-name="T122"><text:s/></text:span><text:span text:style-name="T123">პირველი</text:span><text:span text:style-name="T124"><text:s/></text:span><text:span text:style-name="T125">ელემენტი</text:span><text:span text:style-name="T126">.</text:span></text:p>
      <text:p text:style-name="P127">int arr[] = {1,2,0,111,5};</text:p>
      <text:p text:style-name="Standard"><text:span text:style-name="T128">arr<text:s/></text:span><text:span text:style-name="T129">არის</text:span><text:span text:style-name="T130"><text:s/></text:span><text:span text:style-name="T131">მისამართის</text:span><text:span text:style-name="T132"><text:s/></text:span><text:span text:style-name="T133">მნიშვნელობის</text:span><text:span text:style-name="T134"><text:s/></text:span><text:span text:style-name="T135">მქონე</text:span><text:span text:style-name="T136">,</text:span></text:p>
      <text:p text:style-name="Standard"><text:span text:style-name="T137">თუ</text:span><text:span text:style-name="T138"><text:s/></text:span><text:span text:style-name="T139">მასზე</text:span><text:span text:style-name="T140"><text:s/></text:span><text:span text:style-name="T141">ჩაწერილ</text:span><text:span text:style-name="T142"><text:s/></text:span><text:span text:style-name="T143">მნიშვნელობას</text:span><text:span text:style-name="T144"><text:s/></text:span><text:span text:style-name="T145">წავიკითხავთ</text:span><text:span text:style-name="T146"><text:s/></text:span><text:span text:style-name="T147">იქნება</text:span><text:span text:style-name="T148"><text:s/></text:span><text:span text:style-name="T149">პირველი</text:span><text:span text:style-name="T150"><text:s/></text:span><text:span text:style-name="T151">ელემენტი</text:span><text:span text:style-name="T152"><text:s/></text:span><text:span text:style-name="T153">ანუ</text:span><text:span text:style-name="T154"><text:s/>*arr<text:s/></text:span><text:span text:style-name="T155">არის</text:span><text:span text:style-name="T156"><text:s/>1<text:s/></text:span><text:span text:style-name="T157">ის</text:span><text:span text:style-name="T158"><text:s/></text:span><text:span text:style-name="T159">ტოლი</text:span><text:span text:style-name="T160">. ptr == arr[0].<text:s/></text:span><text:span text:style-name="T161">ანუ</text:span><text:span text:style-name="T162"><text:s/></text:span><text:span text:style-name="T163">როცა</text:span><text:span text:style-name="T164"><text:s/></text:span><text:span text:style-name="T165">ვქმნით</text:span><text:span text:style-name="T166"><text:s/></text:span><text:span text:style-name="T167">მასივს</text:span><text:span text:style-name="T168"><text:s/>int a[5],<text:s/></text:span><text:span text:style-name="T169">შეგვიძლია</text:span><text:span text:style-name="T170"><text:s/></text:span><text:span text:style-name="T171">შევქმნათ</text:span><text:span text:style-name="T172"><text:s/>int *(a+5),<text:s/></text:span><text:span text:style-name="T173">მსგავსად</text:span><text:span text:style-name="T174">.</text:span><text:span text:style-name="T175"><text:s/></text:span></text:p>
      <text:p text:style-name="P176"/>
      <text:p text:style-name="P177"/>
      <text:p text:style-name="Standard"><text:span text:style-name="T178">scanf()<text:s/></text:span><text:span text:style-name="T179">ფუნქცია</text:span><text:span text:style-name="T180"><text:s/></text:span><text:span text:style-name="T181">სტრინგს</text:span><text:span text:style-name="T182"><text:s/></text:span><text:span text:style-name="T183">კითხულობს</text:span><text:span text:style-name="T184">,<text:s/></text:span><text:span text:style-name="T185">თუ</text:span><text:span text:style-name="T186"><text:s/></text:span><text:span text:style-name="T187">მასში</text:span><text:span text:style-name="T188"><text:s/></text:span><text:span text:style-name="T189">არის</text:span><text:span text:style-name="T190"><text:s/></text:span><text:span text:style-name="T191">გამოტოვებსბი</text:span><text:span text:style-name="T192"><text:s/></text:span><text:span text:style-name="T193">პირველივე</text:span><text:span text:style-name="T194"><text:s/></text:span><text:span text:style-name="T195">გამოტოვებასთან</text:span><text:span text:style-name="T196"><text:s/></text:span><text:span text:style-name="T197">წყვეტს</text:span><text:span text:style-name="T198"><text:s/></text:span><text:span text:style-name="T199">შემოტანას</text:span><text:span text:style-name="T200"><text:s/></text:span><text:span text:style-name="T201">პროგრამაში</text:span><text:span text:style-name="T202">.</text:span></text:p>
      <text:p text:style-name="Standard"><text:span text:style-name="T203">gets()<text:s/></text:span><text:span text:style-name="T204">ს</text:span><text:span text:style-name="T205"><text:s/></text:span><text:span text:style-name="T206">შემოაქვს</text:span><text:span text:style-name="T207"><text:s/></text:span><text:span text:style-name="T208">ტექსტი</text:span><text:span text:style-name="T209"><text:s/></text:span><text:span text:style-name="T210">სფეისებიანად</text:span><text:span text:style-name="T211">,<text:s/></text:span><text:span text:style-name="T212">კითხულობს</text:span><text:span text:style-name="T213"><text:s/></text:span><text:span text:style-name="T214">მანამ</text:span><text:span text:style-name="T215"><text:s/></text:span><text:span text:style-name="T216">სანამ</text:span><text:span text:style-name="T217"><text:s/></text:span><text:span text:style-name="T218">ახალხაზზე</text:span><text:span text:style-name="T219"><text:s/></text:span><text:span text:style-name="T220">გასასვლა</text:span><text:span text:style-name="T221"><text:s/></text:span><text:span text:style-name="T222">ანუ</text:span><text:span text:style-name="T223"><text:s/></text:span><text:span text:style-name="T224">ენტერზე</text:span><text:span text:style-name="T225"><text:s/></text:span><text:span text:style-name="T226">დაკლიკვა</text:span><text:span text:style-name="T227"><text:s/></text:span><text:span text:style-name="T228">არ</text:span><text:span text:style-name="T229"><text:s/></text:span><text:span text:style-name="T230">მოხდება</text:span><text:span text:style-name="T231">.</text:span></text:p>
      <text:p text:style-name="Standard"><text:span text:style-name="T232">მეტად</text:span><text:span text:style-name="T233"><text:s/></text:span><text:span text:style-name="T234">დაცული</text:span><text:span text:style-name="T235"><text:s/></text:span><text:span text:style-name="T236">არის</text:span><text:span text:style-name="T237"><text:s/></text:span><text:span text:style-name="T238">fgets(,,)<text:s/></text:span><text:span text:style-name="T239">სადაც</text:span><text:span text:style-name="T240"><text:s/></text:span><text:span text:style-name="T241">ვუთითებთ</text:span><text:span text:style-name="T242"><text:s/></text:span><text:span text:style-name="T243">ზომას</text:span><text:span text:style-name="T244"><text:s/></text:span><text:span text:style-name="T245">და</text:span><text:span text:style-name="T246"><text:s/></text:span><text:span text:style-name="T247">გადავსებისგან</text:span><text:span text:style-name="T248"><text:s/></text:span><text:span text:style-name="T249">ვიზღვევთ</text:span><text:span text:style-name="T250"><text:s/></text:span><text:span text:style-name="T251">თავს</text:span><text:span text:style-name="T252">.<text:s/></text:span><text:span text:style-name="T253">პირველი</text:span><text:span text:style-name="T254"><text:s/></text:span><text:span text:style-name="T255">არგუმენტია</text:span><text:span text:style-name="T256">,<text:s/></text:span><text:span text:style-name="T257">სახელი</text:span><text:span text:style-name="T258"><text:s/></text:span><text:span text:style-name="T259">სტრინგის</text:span><text:span text:style-name="T260">,<text:s/></text:span><text:span text:style-name="T261">მეორე</text:span><text:span text:style-name="T262"><text:s/></text:span><text:span text:style-name="T263">ზომა</text:span><text:span text:style-name="T264"><text:s/></text:span><text:span text:style-name="T265">მესამე</text:span><text:span text:style-name="T266"><text:s/></text:span><text:span text:style-name="T267">მიმთითებელი</text:span><text:span text:style-name="T268"><text:s/></text:span><text:span text:style-name="T269">რომელიც</text:span><text:span text:style-name="T270"><text:s/></text:span><text:span text:style-name="T271">ქეივორდია</text:span><text:span text:style-name="T272"><text:s/>stdin,<text:s/></text:span><text:span text:style-name="T273">სტანდარტული</text:span><text:span text:style-name="T274"><text:s/></text:span><text:span text:style-name="T275">ინფუთი</text:span><text:span text:style-name="T276">.<text:s/></text:span><text:span text:style-name="T277">განსხვავდება</text:span><text:span text:style-name="T278"><text:s/></text:span><text:span text:style-name="T279">კიდევ</text:span><text:span text:style-name="T280"><text:s/>fgets()<text:s/></text:span><text:span text:style-name="T281">ისგან</text:span><text:span text:style-name="T282"><text:s/></text:span><text:span text:style-name="T283">იმით</text:span><text:span text:style-name="T284"><text:s/></text:span><text:span text:style-name="T285">რომ</text:span><text:span text:style-name="T286"><text:s/></text:span><text:span text:style-name="T287">მასში</text:span><text:span text:style-name="T288"><text:s/></text:span><text:span text:style-name="T289">შეგვიძლია</text:span><text:span text:style-name="T290"><text:s/></text:span><text:span text:style-name="T291">მოვათავსოთ</text:span><text:span text:style-name="T292"><text:s/></text:span><text:span text:style-name="T293">newline<text:s/></text:span><text:span text:style-name="T294">სიმბოლო</text:span><text:span text:style-name="T295">.</text:span></text:p>
      <text:p text:style-name="P296"/>
      <text:soft-page-break/>
      <text:p text:style-name="Standard"><text:span text:style-name="T297">printf()<text:s/></text:span><text:span text:style-name="T298">კარგად</text:span><text:span text:style-name="T299"><text:s/></text:span><text:span text:style-name="T300">ნაცნობი</text:span><text:span text:style-name="T301">. puts()<text:s/></text:span><text:span text:style-name="T302">არგუმენტად</text:span><text:span text:style-name="T303"><text:s/></text:span><text:span text:style-name="T304">აქვს</text:span><text:span text:style-name="T305"><text:s/></text:span><text:span text:style-name="T306">სტრინგი</text:span><text:span text:style-name="T307"><text:s/></text:span><text:span text:style-name="T308">და</text:span><text:span text:style-name="T309"><text:s/></text:span><text:span text:style-name="T310">ბეჭდავს</text:span><text:span text:style-name="T311"><text:s/></text:span><text:span text:style-name="T312">მას</text:span><text:span text:style-name="T313">. fputs(,)<text:s/></text:span><text:span text:style-name="T314">უნდა</text:span><text:span text:style-name="T315"><text:s/></text:span><text:span text:style-name="T316">სტინგის</text:span><text:span text:style-name="T317"><text:s/></text:span><text:span text:style-name="T318">სახელი</text:span><text:span text:style-name="T319"><text:s/></text:span><text:span text:style-name="T320">და</text:span><text:span text:style-name="T321"><text:s/></text:span><text:span text:style-name="T322">მეორე</text:span><text:span text:style-name="T323"><text:s/></text:span><text:span text:style-name="T324">პოინტერი</text:span><text:span text:style-name="T325"><text:s/></text:span><text:span text:style-name="T326">თუ</text:span><text:span text:style-name="T327"><text:s/></text:span><text:span text:style-name="T328">სად</text:span><text:span text:style-name="T329"><text:s/></text:span><text:span text:style-name="T330">უნდა</text:span><text:span text:style-name="T331"><text:s/></text:span><text:span text:style-name="T332">დაიბეჭდოს</text:span><text:span text:style-name="T333"><text:s/></text:span><text:span text:style-name="T334">ის</text:span><text:span text:style-name="T335">,<text:s/></text:span><text:span text:style-name="T336">ეს</text:span><text:span text:style-name="T337"><text:s/></text:span><text:span text:style-name="T338">არის</text:span><text:span text:style-name="T339"><text:s/>stdout<text:s/></text:span><text:span text:style-name="T340">სტანდარტული</text:span><text:span text:style-name="T341"><text:s/></text:span><text:span text:style-name="T342">აუთფუთი</text:span><text:span text:style-name="T343">. printf<text:s/></text:span><text:span text:style-name="T344">აბრუნებს</text:span><text:span text:style-name="T345"><text:s/></text:span><text:span text:style-name="T346">პარამეტრს</text:span><text:span text:style-name="T347"><text:s/></text:span><text:span text:style-name="T348">თუ</text:span><text:span text:style-name="T349"><text:s/></text:span><text:span text:style-name="T350">რდენი</text:span><text:span text:style-name="T351"><text:s/></text:span><text:span text:style-name="T352">ელემენტი</text:span><text:span text:style-name="T353"><text:s/></text:span><text:span text:style-name="T354">დაბეჭდა</text:span><text:span text:style-name="T355">,<text:s/></text:span><text:span text:style-name="T356">მაგ</text:span><text:span text:style-name="T357"><text:s/></text:span><text:span text:style-name="T358">10<text:s/></text:span><text:span text:style-name="T359">ელემენტიანი</text:span><text:span text:style-name="T360"><text:s/></text:span><text:span text:style-name="T361">მასივის</text:span><text:span text:style-name="T362"><text:s/></text:span><text:span text:style-name="T363">დაბეჭდვის</text:span><text:span text:style-name="T364"><text:s/></text:span><text:span text:style-name="T365">შემთხვევაში</text:span><text:span text:style-name="T366"><text:s/></text:span><text:span text:style-name="T367">დააბრუნებს</text:span><text:span text:style-name="T368"><text:s/>10</text:span><text:span text:style-name="T369">ს</text:span><text:span text:style-name="T370">,<text:s/></text:span><text:span text:style-name="T371">ან</text:span><text:span text:style-name="T372"><text:s/></text:span><text:span text:style-name="T373">ვბეჭდავთ</text:span><text:span text:style-name="T374"><text:s/></text:span><text:span text:style-name="T375">ორ</text:span><text:span text:style-name="T376"><text:s/></text:span><text:span text:style-name="T377">ინტს</text:span><text:span text:style-name="T378"><text:s/></text:span><text:span text:style-name="T379">და</text:span><text:span text:style-name="T380"><text:s/>""<text:s/></text:span><text:span text:style-name="T381">ში</text:span><text:span text:style-name="T382"><text:s/></text:span><text:span text:style-name="T383">გვაქვს</text:span><text:span text:style-name="T384"><text:s/></text:span><text:span text:style-name="T385">ტექსტი</text:span><text:span text:style-name="T386"><text:s/></text:span><text:span text:style-name="T387">თითოეულ</text:span><text:span text:style-name="T388"><text:s/></text:span><text:span text:style-name="T389">სიმბოლოს</text:span><text:span text:style-name="T390"><text:s/></text:span><text:span text:style-name="T391">დათვლის</text:span><text:span text:style-name="T392"><text:s/></text:span><text:span text:style-name="T393">პლიუს</text:span><text:span text:style-name="T394"><text:s/></text:span><text:span text:style-name="T395">ორი</text:span><text:span text:style-name="T396"><text:s/></text:span><text:span text:style-name="T397">ცალი</text:span><text:span text:style-name="T398"><text:s/></text:span><text:span text:style-name="T399">ინტი</text:span><text:span text:style-name="T400"><text:s/></text:span><text:span text:style-name="T401">და</text:span><text:span text:style-name="T402"><text:s/></text:span><text:span text:style-name="T403">ექნება</text:span><text:span text:style-name="T404"><text:s/></text:span><text:span text:style-name="T405">შესაბამისი</text:span><text:span text:style-name="T406"><text:s/></text:span><text:span text:style-name="T407">რიცხვითი</text:span><text:span text:style-name="T408"><text:s/></text:span><text:span text:style-name="T409">სიდიდე</text:span><text:span text:style-name="T410">.</text:span></text:p>
      <text:p text:style-name="P411"/>
      <text:p text:style-name="P412"/>
      <text:p text:style-name="Standard"><text:span text:style-name="T413">scanf<text:s/></text:span><text:span text:style-name="T414">და</text:span><text:span text:style-name="T415"><text:s/>printf<text:s/></text:span><text:span text:style-name="T416">ები</text:span><text:span text:style-name="T417"><text:s/></text:span><text:span text:style-name="T418">სფეისის</text:span><text:span text:style-name="T419"><text:s/></text:span><text:span text:style-name="T420">შემდეგ</text:span><text:span text:style-name="T421"><text:s/></text:span><text:span text:style-name="T422">წყვეტენ</text:span><text:span text:style-name="T423"><text:s/></text:span><text:span text:style-name="T424">შეტანა</text:span><text:span text:style-name="T425"><text:s/></text:span><text:span text:style-name="T426">გატანას</text:span><text:span text:style-name="T427">, puts<text:s/></text:span><text:span text:style-name="T428">და</text:span><text:span text:style-name="T429"><text:s/>gets<text:s/></text:span><text:span text:style-name="T430">ახალხაზზე</text:span><text:span text:style-name="T431"><text:s/></text:span><text:span text:style-name="T432">გადატანის</text:span><text:span text:style-name="T433"><text:s/></text:span><text:span text:style-name="T434">ადგილზე</text:span><text:span text:style-name="T435"><text:s/></text:span><text:span text:style-name="T436">წყვეტენ</text:span><text:span text:style-name="T437"><text:s/></text:span><text:span text:style-name="T438">სტრინგს</text:span><text:span text:style-name="T439">, fgets<text:s/></text:span><text:span text:style-name="T440">და</text:span><text:span text:style-name="T441"><text:s/>fputs<text:s/></text:span><text:span text:style-name="T442">ფუქნციები</text:span><text:span text:style-name="T443"><text:s/></text:span><text:span text:style-name="T444">კი</text:span><text:span text:style-name="T445"><text:s/></text:span><text:span text:style-name="T446">ვუთითებთ</text:span><text:span text:style-name="T447"><text:s/></text:span><text:span text:style-name="T448">ზომას</text:span><text:span text:style-name="T449"><text:s/></text:span><text:span text:style-name="T450">თუ</text:span><text:span text:style-name="T451"><text:s/></text:span><text:span text:style-name="T452">რამდენი</text:span><text:span text:style-name="T453"><text:s/></text:span><text:span text:style-name="T454">ელემენტი</text:span><text:span text:style-name="T455"><text:s/></text:span><text:span text:style-name="T456">უნდა</text:span><text:span text:style-name="T457"><text:s/></text:span><text:span text:style-name="T458">ჩაიწეროს</text:span><text:span text:style-name="T459"><text:s/></text:span><text:span text:style-name="T460">სტრინგში</text:span><text:span text:style-name="T461">.</text:span></text:p>
      <text:p text:style-name="P462"/>
      <text:p text:style-name="P463">sprintf(info, "The %s dept has %d employees.", str1, numb1);</text:p>
      <text:p text:style-name="Standard"><text:span text:style-name="T464">სტრინგის</text:span><text:span text:style-name="T465"><text:s/></text:span><text:span text:style-name="T466">შესაქმნელად</text:span><text:span text:style-name="T467">,<text:s/></text:span><text:span text:style-name="T468">რონელშიც</text:span><text:span text:style-name="T469"><text:s/></text:span><text:span text:style-name="T470">შეიძლება</text:span><text:span text:style-name="T471"><text:s/></text:span><text:span text:style-name="T472">იყოს</text:span><text:span text:style-name="T473"><text:s/></text:span><text:span text:style-name="T474">სხვადასხვა</text:span><text:span text:style-name="T475"><text:s/></text:span><text:span text:style-name="T476">ტიპის</text:span><text:span text:style-name="T477"><text:s/></text:span><text:span text:style-name="T478">ცვალდები</text:span><text:span text:style-name="T479"><text:s/></text:span><text:span text:style-name="T480">გააკეთებს</text:span><text:span text:style-name="T481"><text:s/></text:span><text:span text:style-name="T482">ერთ</text:span><text:span text:style-name="T483"><text:s/></text:span><text:span text:style-name="T484">გაერთიანებულ</text:span><text:span text:style-name="T485"><text:s/></text:span><text:span text:style-name="T486">სტრინგს</text:span></text:p>
      <text:p text:style-name="P487"/>
      <text:p text:style-name="P488"/>
      <text:p text:style-name="P489"><text:s/>sscanf(info, "%s %s %d", city, state, &amp;population);</text:p>
      <text:p text:style-name="Standard"><text:span text:style-name="T490"><text:s/>info<text:s/></text:span><text:span text:style-name="T491">არის</text:span><text:span text:style-name="T492"><text:s/></text:span><text:span text:style-name="T493">სტრინგი</text:span><text:span text:style-name="T494"><text:s/></text:span><text:span text:style-name="T495">სადაც</text:span><text:span text:style-name="T496"><text:s/></text:span><text:span text:style-name="T497">არის</text:span><text:span text:style-name="T498"><text:s/></text:span><text:span text:style-name="T499">ტექსტი</text:span><text:span text:style-name="T500">,<text:s/></text:span><text:span text:style-name="T501">სასურველია</text:span><text:span text:style-name="T502"><text:s/></text:span><text:span text:style-name="T503">რომ</text:span><text:span text:style-name="T504"><text:s/></text:span><text:span text:style-name="T505">არ</text:span><text:span text:style-name="T506"><text:s/></text:span><text:span text:style-name="T507">აირიოს</text:span><text:span text:style-name="T508"><text:s/></text:span><text:span text:style-name="T509">პროგრამა</text:span><text:span text:style-name="T510"><text:s/></text:span><text:span text:style-name="T511">შესაბამისად</text:span><text:span text:style-name="T512"><text:s/></text:span><text:span text:style-name="T513">ეწეროს</text:span><text:span text:style-name="T514"><text:s/></text:span><text:span text:style-name="T515">ტექსტი</text:span><text:span text:style-name="T516"><text:s/></text:span><text:span text:style-name="T517">სტრინგში</text:span><text:span text:style-name="T518"><text:s/></text:span><text:span text:style-name="T519">ანუ</text:span><text:span text:style-name="T520"><text:s/></text:span><text:span text:style-name="T521">ორი</text:span><text:span text:style-name="T522"><text:s/></text:span><text:span text:style-name="T523">სტრინგი</text:span><text:span text:style-name="T524"><text:s/></text:span><text:span text:style-name="T525">მესამე</text:span><text:span text:style-name="T526"><text:s/>digital<text:s/></text:span><text:span text:style-name="T527">რა</text:span><text:span text:style-name="T528">იმე</text:span><text:span text:style-name="T529"><text:s/></text:span><text:span text:style-name="T530">რიცხვი</text:span><text:span text:style-name="T531">,<text:s/></text:span><text:span text:style-name="T532">აი</text:span><text:span text:style-name="T533"><text:s/></text:span><text:span text:style-name="T534">ასეთი</text:span><text:span text:style-name="T535">: "giga lalu 17"<text:s/></text:span><text:span text:style-name="T536">თითოეულს</text:span><text:span text:style-name="T537"><text:s/></text:span><text:span text:style-name="T538">ჩაალაგებს</text:span><text:span text:style-name="T539"><text:s/></text:span><text:span text:style-name="T540">შესაბამის</text:span><text:span text:style-name="T541"><text:s/></text:span><text:span text:style-name="T542">ცვლადებში</text:span><text:span text:style-name="T543">.</text:span></text:p>
      <text:p text:style-name="P544"><text:s/></text:p>
      <text:p text:style-name="Standard"><text:span text:style-name="T545">strchr(str,c)<text:s/></text:span><text:span text:style-name="T546">ხააბრუნებს</text:span><text:span text:style-name="T547"><text:s/></text:span><text:span text:style-name="T548">მისამართს</text:span><text:span text:style-name="T549"><text:s/></text:span><text:span text:style-name="T550">პირველი</text:span><text:span text:style-name="T551"><text:s/></text:span><text:span text:style-name="T552">ელემენტის</text:span><text:span text:style-name="T553"><text:s/></text:span><text:span text:style-name="T554">და</text:span><text:span text:style-name="T555"><text:s/></text:span><text:span text:style-name="T556">ჩაწერს</text:span><text:span text:style-name="T557"><text:s/></text:span><text:span text:style-name="T558">ქარში</text:span><text:span text:style-name="T559">,<text:s/></text:span><text:span text:style-name="T560">თუ</text:span><text:span text:style-name="T561"><text:s/></text:span><text:span text:style-name="T562">ვერ</text:span><text:span text:style-name="T563"><text:s/></text:span><text:span text:style-name="T564">გააკეთა</text:span><text:span text:style-name="T565"><text:s/></text:span><text:span text:style-name="T566">დააბრუნებს</text:span><text:span text:style-name="T567"><text:s/>NULL<text:s/></text:span><text:span text:style-name="T568">ს</text:span><text:span text:style-name="T569">.</text:span></text:p>
      <text:p text:style-name="P570"/>
      <text:p text:style-name="Standard"><text:span text:style-name="T571">int a = atoi("124") <text:s/></text:span><text:span text:style-name="T572">ინტში</text:span><text:span text:style-name="T573"><text:s/></text:span><text:span text:style-name="T574">გადაიტანს</text:span><text:span text:style-name="T575"><text:s/></text:span><text:span text:style-name="T576">სტრინგს</text:span><text:span text:style-name="T577">.<text:s/></text:span><text:span text:style-name="T578">პირველად</text:span><text:span text:style-name="T579"><text:s/></text:span><text:span text:style-name="T580">თუ</text:span><text:span text:style-name="T581"><text:s/></text:span><text:span text:style-name="T582">რიცხვი</text:span><text:span text:style-name="T583"><text:s/></text:span><text:span text:style-name="T584">შეხვა</text:span><text:span text:style-name="T585"><text:s/></text:span><text:span text:style-name="T586">დაწერს</text:span><text:span text:style-name="T587"><text:s/></text:span><text:span text:style-name="T588">რიცხვს</text:span><text:span text:style-name="T589"><text:s/></text:span><text:span text:style-name="T590">მანამდე</text:span><text:span text:style-name="T591"><text:s/></text:span><text:span text:style-name="T592">სანამ</text:span><text:span text:style-name="T593"><text:s/></text:span><text:span text:style-name="T594">რიცხვისგან</text:span><text:span text:style-name="T595"><text:s/></text:span><text:span text:style-name="T596">განსხვავებული</text:span><text:span text:style-name="T597"><text:s/></text:span><text:span text:style-name="T598">არ</text:span><text:span text:style-name="T599"><text:s/></text:span><text:span text:style-name="T600">შეხვდება</text:span><text:span text:style-name="T601"><text:s/></text:span><text:span text:style-name="T602">თუ</text:span><text:span text:style-name="T603"><text:s/></text:span><text:span text:style-name="T604">ეგრევე</text:span><text:span text:style-name="T605"><text:s/></text:span><text:span text:style-name="T606">განსხვავებული</text:span><text:span text:style-name="T607"><text:s/></text:span><text:span text:style-name="T608">შეხვდა</text:span><text:span text:style-name="T609"><text:s/></text:span><text:span text:style-name="T610">მაგ</text:span><text:span text:style-name="T611"><text:s/></text:span><text:span text:style-name="T612">რაიმე</text:span><text:span text:style-name="T613"><text:s/></text:span><text:span text:style-name="T614">ასო</text:span><text:span text:style-name="T615"><text:s/></text:span><text:span text:style-name="T616">დააბრუნებს</text:span><text:span text:style-name="T617"><text:s/>0</text:span><text:span text:style-name="T618">ს</text:span><text:span text:style-name="T619">.</text:span></text:p>
      <text:p text:style-name="P620"/>
      <text:p text:style-name="Standard"><text:span text:style-name="T621">void<text:s/></text:span><text:span text:style-name="T622">მიმთითებელი</text:span><text:span text:style-name="T623"><text:s/></text:span><text:span text:style-name="T624">ინახავს</text:span><text:span text:style-name="T625"><text:s/></text:span><text:span text:style-name="T626">ნებისმიერი</text:span><text:span text:style-name="T627"><text:s/></text:span><text:span text:style-name="T628">ტიპის</text:span><text:span text:style-name="T629"><text:s/></text:span><text:span text:style-name="T630">მისამართს</text:span><text:span text:style-name="T631">.</text:span></text:p>
      <text:p text:style-name="P632">int a, char b, float c, double d, void v.</text:p>
      <text:p text:style-name="Standard"><text:span text:style-name="T633">v = &amp;a, v =&amp;b, v=&amp;c,<text:s/></text:span><text:span text:style-name="T634">v=&amp;d.<text:s/></text:span><text:span text:style-name="T635">შეუძლია</text:span><text:span text:style-name="T636"><text:s/></text:span><text:span text:style-name="T637">მიიღოს</text:span><text:span text:style-name="T638"><text:s/></text:span><text:span text:style-name="T639">ნებისმიერ</text:span><text:span text:style-name="T640"><text:s/></text:span><text:span text:style-name="T641">დროს</text:span><text:span text:style-name="T642"><text:s/></text:span><text:span text:style-name="T643">ნებისმიერი</text:span><text:span text:style-name="T644"><text:s/></text:span><text:span text:style-name="T645">ტიპის</text:span><text:span text:style-name="T646"><text:s/></text:span><text:span text:style-name="T647">მისამართი</text:span><text:span text:style-name="T648">.<text:s/></text:span><text:span text:style-name="T649">იკავებს</text:span><text:span text:style-name="T650"><text:s/>8<text:s/></text:span><text:span text:style-name="T651">ბიტს</text:span><text:span text:style-name="T652">.</text:span></text:p>
      <text:p text:style-name="P653"/>
      <text:p text:style-name="Standard"><text:span text:style-name="T654">როცა</text:span><text:span text:style-name="T655"><text:s/></text:span><text:span text:style-name="T656">ვოიდ</text:span><text:span text:style-name="T657"><text:s/></text:span><text:span text:style-name="T658">ტიპის</text:span><text:span text:style-name="T659"><text:s/></text:span><text:span text:style-name="T660">მიმთითებელთან</text:span><text:span text:style-name="T661"><text:s/></text:span><text:span text:style-name="T662">გვაქვს</text:span><text:span text:style-name="T663"><text:s/></text:span><text:span text:style-name="T664">საქმე</text:span><text:span text:style-name="T665"><text:s/></text:span><text:span text:style-name="T666">საჭიროა</text:span><text:span text:style-name="T667"><text:s/></text:span><text:span text:style-name="T668">მისი</text:span><text:span text:style-name="T669"><text:s/></text:span><text:span text:style-name="T670">მითითებული</text:span><text:span text:style-name="T671"><text:s/></text:span><text:span text:style-name="T672">მისამართიდან</text:span><text:span text:style-name="T673"><text:s/></text:span><text:span text:style-name="T674">ამოვიღოთ</text:span><text:span text:style-name="T675"><text:s/></text:span><text:span text:style-name="T676">ცვლადი</text:span><text:span text:style-name="T677"><text:s/></text:span><text:span text:style-name="T678">შესაბამისი</text:span><text:span text:style-name="T679"><text:s/></text:span><text:span text:style-name="T680">ტიპის</text:span><text:span text:style-name="T681"><text:s/></text:span><text:span text:style-name="T682">მითითებით</text:span><text:span text:style-name="T683">.<text:s/></text:span><text:span text:style-name="T684">ანუ</text:span><text:span text:style-name="T685"><text:s/></text:span><text:span text:style-name="T686">თუ</text:span><text:span text:style-name="T687"><text:s/></text:span><text:span text:style-name="T688">არის</text:span><text:span text:style-name="T689"><text:s/></text:span><text:span text:style-name="T690">ინტის</text:span><text:span text:style-name="T691"><text:s/></text:span><text:span text:style-name="T692">მიმთითებელი</text:span><text:span text:style-name="T693"><text:s/></text:span><text:span text:style-name="T694">ვწერთ</text:span><text:span text:style-name="T695"><text:s/></text:span><text:span text:style-name="T696">ასე</text:span><text:span text:style-name="T697"><text:s/>*( (int *)p</text:span><text:span text:style-name="T698">tr),<text:s/></text:span><text:span text:style-name="T699">ნიშნავს</text:span><text:span text:style-name="T700"><text:s/></text:span><text:span text:style-name="T701">რომ</text:span><text:span text:style-name="T702"><text:s/></text:span><text:span text:style-name="T703">ვიღებთ</text:span><text:span text:style-name="T704"><text:s/></text:span><text:span text:style-name="T705">ინტ</text:span><text:span text:style-name="T706"><text:s/></text:span><text:span text:style-name="T707">ტიპის</text:span><text:span text:style-name="T708"><text:s/></text:span><text:span text:style-name="T709">პოინტერიდან</text:span><text:span text:style-name="T710"><text:s/></text:span><text:span text:style-name="T711">იმ</text:span><text:span text:style-name="T712"><text:s/></text:span><text:span text:style-name="T713">რიცხვს</text:span><text:span text:style-name="T714"><text:s/></text:span><text:span text:style-name="T715">რახზეც</text:span><text:span text:style-name="T716"><text:s/></text:span><text:span text:style-name="T717">იგი</text:span><text:span text:style-name="T718"><text:s/></text:span><text:span text:style-name="T719">მიუთითებს</text:span><text:span text:style-name="T720">.</text:span></text:p>
      <text:p text:style-name="P721"/>
      <text:p text:style-name="P722">typedef struct{} stractname;</text:p>
      <text:p text:style-name="P723"/>
      <text:p text:style-name="P724">int main()</text:p>
      <text:p text:style-name="P725">{</text:p>
      <text:p text:style-name="P726">structname sn;</text:p>
      <text:p text:style-name="P727">}</text:p>
      <text:soft-page-break/>
      <text:p text:style-name="Standard"><text:span text:style-name="T728">ტაიფდეფის</text:span><text:span text:style-name="T729"><text:s/></text:span><text:span text:style-name="T730">დროს</text:span><text:span text:style-name="T731"><text:s/></text:span><text:span text:style-name="T732">სახელს</text:span><text:span text:style-name="T733"><text:s/></text:span><text:span text:style-name="T734">ვწერთ</text:span><text:span text:style-name="T735"><text:s/></text:span><text:span text:style-name="T736">ბოლოში</text:span><text:span text:style-name="T737"><text:s/></text:span><text:span text:style-name="T738">და</text:span><text:span text:style-name="T739"><text:s/></text:span><text:span text:style-name="T740">მთავარ</text:span><text:span text:style-name="T741"><text:s/></text:span><text:span text:style-name="T742">კოდში</text:span><text:span text:style-name="T743"><text:s/></text:span><text:span text:style-name="T744">მისი</text:span><text:span text:style-name="T745"><text:s/></text:span><text:span text:style-name="T746">ობიექტის</text:span><text:span text:style-name="T747"><text:s/></text:span><text:span text:style-name="T748">აღწერისას</text:span><text:span text:style-name="T749"><text:s/></text:span><text:span text:style-name="T750">აღარ</text:span><text:span text:style-name="T751"><text:s/></text:span><text:span text:style-name="T752">გვიწევს</text:span><text:span text:style-name="T753"><text:s/>struct<text:s/></text:span><text:span text:style-name="T754">ის</text:span><text:span text:style-name="T755"><text:s/></text:span><text:span text:style-name="T756">დაწერა</text:span><text:span text:style-name="T757">,<text:s/></text:span><text:span text:style-name="T758">პირდაპირ</text:span><text:span text:style-name="T759"><text:s/></text:span><text:span text:style-name="T760">ვწერთ</text:span><text:span text:style-name="T761"><text:s/></text:span><text:span text:style-name="T762">სტრუქტურის</text:span><text:span text:style-name="T763"><text:s/></text:span><text:span text:style-name="T764">სახელს</text:span><text:span text:style-name="T765"><text:s/></text:span><text:span text:style-name="T766">და</text:span><text:span text:style-name="T767"><text:s/></text:span><text:span text:style-name="T768">შდეგ</text:span><text:span text:style-name="T769"><text:s/></text:span><text:span text:style-name="T770">ცვლადის</text:span><text:span text:style-name="T771"><text:s/></text:span><text:span text:style-name="T772">სახელს</text:span><text:span text:style-name="T773">.</text:span></text:p>
      <text:p text:style-name="P774"/>
      <text:p text:style-name="Standard"><text:span text:style-name="T775">პოინტერი</text:span><text:span text:style-name="T776"><text:s/></text:span><text:span text:style-name="T777">რომელშიც</text:span><text:span text:style-name="T778"><text:s/></text:span><text:span text:style-name="T779">ინახება</text:span><text:span text:style-name="T780"><text:s/></text:span><text:span text:style-name="T781">მისამართი</text:span><text:span text:style-name="T782"><text:s/></text:span><text:span text:style-name="T783">თუ</text:span><text:span text:style-name="T784"><text:s/></text:span><text:span text:style-name="T785">გვაქვს</text:span><text:span text:style-name="T786">,<text:s/></text:span><text:span text:style-name="T787">სტრუქტურის</text:span><text:span text:style-name="T788"><text:s/></text:span><text:span text:style-name="T789">პოინტერი</text:span></text:p>
      <text:p text:style-name="P790">struct mystruct{</text:p>
      <text:p text:style-name="P791">int a;</text:p>
      <text:p text:style-name="P792">};</text:p>
      <text:p text:style-name="P793">main</text:p>
      <text:p text:style-name="P794"/>
      <text:p text:style-name="P795">struct mystruct *myvarp;</text:p>
      <text:p text:style-name="P796">struct mystruct myvar;</text:p>
      <text:p text:style-name="P797">myvar.a = 15;</text:p>
      <text:p text:style-name="P798"><text:s/>myvarp=&amp;myvar;</text:p>
      <text:p text:style-name="P799">myvarp-&gt;a;<text:s/></text:p>
      <text:p text:style-name="P800"/>
      <text:p text:style-name="Standard"><text:span text:style-name="T801">მიმთითებელში</text:span><text:span text:style-name="T802"><text:s/></text:span><text:span text:style-name="T803">მხოლოდ</text:span><text:span text:style-name="T804"><text:s/></text:span><text:span text:style-name="T805">მისამართია</text:span><text:span text:style-name="T806">.<text:s/></text:span><text:span text:style-name="T807">მასზე</text:span><text:span text:style-name="T808"><text:s/></text:span><text:span text:style-name="T809">არსებული</text:span><text:span text:style-name="T810"><text:s/></text:span><text:span text:style-name="T811">ინფორმაცია</text:span><text:span text:style-name="T812"><text:s/></text:span><text:span text:style-name="T813">იკითხება</text:span><text:span text:style-name="T814"><text:s/>*<text:s/></text:span><text:span text:style-name="T815">ის</text:span><text:span text:style-name="T816"><text:s/></text:span><text:span text:style-name="T817">საშუალებით</text:span><text:span text:style-name="T818">,<text:s/></text:span><text:span text:style-name="T819">ანუ</text:span><text:span text:style-name="T820"><text:s/></text:span><text:span text:style-name="T821">როცა</text:span><text:span text:style-name="T822"><text:s/></text:span><text:span text:style-name="T823">რაიმე</text:span><text:span text:style-name="T824"><text:s/></text:span><text:span text:style-name="T825">ცვლადის</text:span><text:span text:style-name="T826"><text:s/></text:span><text:span text:style-name="T827">მისამართს</text:span><text:span text:style-name="T828"><text:s/></text:span><text:span text:style-name="T829">მივანიჭებთ</text:span><text:span text:style-name="T830"><text:s/></text:span><text:span text:style-name="T831">პოინტტერს</text:span><text:span text:style-name="T832"><text:s/>*<text:s/></text:span><text:span text:style-name="T833">ის</text:span><text:span text:style-name="T834"><text:s/></text:span><text:span text:style-name="T835">საშუალებით</text:span><text:span text:style-name="T836"><text:s/></text:span><text:span text:style-name="T837">ვიღებთ</text:span><text:span text:style-name="T838"><text:s/></text:span><text:span text:style-name="T839">მნიშვნელობას</text:span><text:span text:style-name="T840"><text:s/></text:span><text:span text:style-name="T841">ამ</text:span><text:span text:style-name="T842"><text:s/></text:span><text:span text:style-name="T843">მისამართიდან</text:span><text:span text:style-name="T844">.<text:s/></text:span><text:span text:style-name="T845">სტრუქტურის</text:span><text:span text:style-name="T846"><text:s/></text:span><text:span text:style-name="T847">შემთხვევაში</text:span><text:span text:style-name="T848"><text:s/></text:span><text:span text:style-name="T849">სხვა</text:span><text:span text:style-name="T850"><text:s/></text:span><text:span text:style-name="T851">სიმბოლო</text:span><text:span text:style-name="T852"><text:s/></text:span><text:span text:style-name="T853">გვჭირდება</text:span><text:span text:style-name="T854"><text:s/></text:span><text:span text:style-name="T855">რაც</text:span><text:span text:style-name="T856"><text:s/></text:span><text:span text:style-name="T857">მაგალითში</text:span><text:span text:style-name="T858"><text:s/></text:span><text:span text:style-name="T859">ჩანს</text:span><text:span text:style-name="T860">.</text:span><text:span text:style-name="T861"><text:s/></text:span><text:span text:style-name="T862">შევქმენით</text:span><text:span text:style-name="T863"><text:s/></text:span><text:span text:style-name="T864">სტრუქტურა</text:span><text:span text:style-name="T865">,<text:s/></text:span><text:span text:style-name="T866">მთავარ</text:span><text:span text:style-name="T867"><text:s/></text:span><text:span text:style-name="T868">ფუნქციაში</text:span><text:span text:style-name="T869"><text:s/></text:span><text:span text:style-name="T870">კი</text:span><text:span text:style-name="T871"><text:s/></text:span><text:span text:style-name="T872">მისი</text:span><text:span text:style-name="T873"><text:s/></text:span><text:span text:style-name="T874">ტიპის</text:span><text:span text:style-name="T875"><text:s/></text:span><text:span text:style-name="T876">მიმთითებელი</text:span><text:span text:style-name="T877"><text:s/></text:span><text:span text:style-name="T878">და</text:span><text:span text:style-name="T879"><text:s/></text:span><text:span text:style-name="T880">მისი</text:span><text:span text:style-name="T881"><text:s/></text:span><text:span text:style-name="T882">ტიპიც</text:span><text:span text:style-name="T883"><text:s/></text:span><text:span text:style-name="T884">ცვლადი</text:span><text:span text:style-name="T885">. myvar<text:s/></text:span><text:span text:style-name="T886">არის</text:span><text:span text:style-name="T887"><text:s/></text:span><text:span text:style-name="T888">ცვლადი</text:span><text:span text:style-name="T889"><text:s/></text:span><text:span text:style-name="T890">რომელშიც</text:span><text:span text:style-name="T891"><text:s/></text:span><text:span text:style-name="T892">ვწერთ</text:span><text:span text:style-name="T893"><text:s/></text:span><text:span text:style-name="T894">რაღაც</text:span><text:span text:style-name="T895"><text:s/></text:span><text:span text:style-name="T896">მნიშვნელობას</text:span><text:span text:style-name="T897">.<text:s/></text:span><text:span text:style-name="T898">შემდეგ</text:span><text:span text:style-name="T899"><text:s/></text:span><text:span text:style-name="T900">მიმთითებელში</text:span><text:span text:style-name="T901"><text:s/></text:span><text:span text:style-name="T902">ვწერთ</text:span><text:span text:style-name="T903"><text:s/></text:span><text:span text:style-name="T904">ამ</text:span><text:span text:style-name="T905"><text:s/></text:span><text:span text:style-name="T906">ცვლადის</text:span><text:span text:style-name="T907"><text:s/></text:span><text:span text:style-name="T908">მისამართს</text:span><text:span text:style-name="T909">.<text:s/></text:span><text:span text:style-name="T910">რადგანაც</text:span><text:span text:style-name="T911"><text:s/></text:span><text:span text:style-name="T912">ვიცით</text:span><text:span text:style-name="T913"><text:s/></text:span><text:span text:style-name="T914">რომ</text:span><text:span text:style-name="T915"><text:s/></text:span><text:span text:style-name="T916">სტრუქტურა</text:span><text:span text:style-name="T917"><text:s/></text:span><text:span text:style-name="T918">რამდენიმე</text:span><text:span text:style-name="T919"><text:s/></text:span><text:span text:style-name="T920">ცვლადისგან</text:span><text:span text:style-name="T921"><text:s/></text:span><text:span text:style-name="T922">შედგება</text:span><text:span text:style-name="T923"><text:s/></text:span><text:span text:style-name="T924">მის</text:span><text:span text:style-name="T925"><text:s/></text:span><text:span text:style-name="T926">თითოეულ</text:span><text:span text:style-name="T927"><text:s/></text:span><text:span text:style-name="T928">წევრს</text:span><text:span text:style-name="T929"><text:s/></text:span><text:span text:style-name="T930">მივმართავთ</text:span><text:span text:style-name="T931"><text:s/>.<text:s/></text:span><text:span text:style-name="T932">წერტილის</text:span><text:span text:style-name="T933"><text:s/></text:span><text:span text:style-name="T934">საშუალებით</text:span><text:span text:style-name="T935">.<text:s/></text:span><text:span text:style-name="T936">ხოლო</text:span><text:span text:style-name="T937"><text:s/></text:span><text:span text:style-name="T938">თუ</text:span><text:span text:style-name="T939"><text:s/></text:span><text:span text:style-name="T940">პოინტერიდან</text:span><text:span text:style-name="T941"><text:s/></text:span><text:span text:style-name="T942">მივმართავთ</text:span><text:span text:style-name="T943"><text:s/></text:span><text:span text:style-name="T944">გვჭირდება</text:span><text:span text:style-name="T945"><text:s/>-&gt;<text:s/></text:span><text:span text:style-name="T946">ასეთი</text:span><text:span text:style-name="T947"><text:s/></text:span><text:span text:style-name="T948">სიმბოლოების</text:span><text:span text:style-name="T949"><text:s/></text:span><text:span text:style-name="T950">კომბინაცია</text:span><text:span text:style-name="T951">.<text:s/></text:span><text:span text:style-name="T952">რაც</text:span><text:span text:style-name="T953"><text:s/></text:span><text:span text:style-name="T954">ნიშნავს</text:span><text:span text:style-name="T955">, myvarp-&gt;a; myvarp<text:s/></text:span><text:span text:style-name="T956">არის</text:span><text:span text:style-name="T957"><text:s/></text:span><text:span text:style-name="T958">მიმთითებელი</text:span><text:span text:style-name="T959"><text:s/></text:span><text:span text:style-name="T960">რომელშიც</text:span><text:span text:style-name="T961"><text:s/></text:span><text:span text:style-name="T962">წერია</text:span><text:span text:style-name="T963"><text:s/></text:span><text:span text:style-name="T964">რომელიღაც</text:span><text:span text:style-name="T965"><text:s/></text:span><text:span text:style-name="T966">სტრუქტურის</text:span><text:span text:style-name="T967"><text:s/></text:span><text:span text:style-name="T968">ტიპი</text:span><text:span text:style-name="T969">.<text:s/></text:span><text:span text:style-name="T970">სიმბოლოებით</text:span><text:span text:style-name="T971"><text:s/></text:span><text:span text:style-name="T972">ამ</text:span><text:span text:style-name="T973"><text:s/></text:span><text:span text:style-name="T974">სტრუქტურის</text:span><text:span text:style-name="T975"><text:s/></text:span><text:span text:style-name="T976">ტიპის</text:span><text:span text:style-name="T977"><text:s/></text:span><text:span text:style-name="T978">კონკრეტულ</text:span><text:span text:style-name="T979"><text:s/></text:span><text:span text:style-name="T980">წევრს</text:span><text:span text:style-name="T981"><text:s/></text:span><text:span text:style-name="T982">ვიძახებთ</text:span><text:span text:style-name="T983">.<text:s/></text:span><text:span text:style-name="T984">ეგდოს</text:span><text:span text:style-name="T985"><text:s/></text:span><text:span text:style-name="T986">დაბლა</text:span><text:span text:style-name="T987"><text:s/></text:span><text:span text:style-name="T988">მაგალითიც</text:span><text:span text:style-name="T989">.</text:span></text:p>
      <text:p text:style-name="P990">#include &lt;stdio.h&gt;</text:p>
      <text:p text:style-name="P991">#include &lt;string.h&gt;</text:p>
      <text:p text:style-name="P992"/>
      <text:p text:style-name="P993">typedef struct {</text:p>
      <text:p text:style-name="P994"><text:s text:c="2"/>int id;</text:p>
      <text:p text:style-name="P995"><text:s text:c="2"/>char title[40];</text:p>
      <text:p text:style-name="P996"><text:s text:c="2"/>float hours;<text:s/></text:p>
      <text:p text:style-name="P997">} course;</text:p>
      <text:p text:style-name="P998"/>
      <text:p text:style-name="P999">void update_course(course *class);</text:p>
      <text:p text:style-name="P1000">void display_course(course class);</text:p>
      <text:p text:style-name="P1001"/>
      <text:p text:style-name="P1002">int main() {</text:p>
      <text:p text:style-name="P1003"><text:s text:c="2"/>course cs2;</text:p>
      <text:p text:style-name="P1004"><text:s text:c="2"/>update_course(&amp;cs2);</text:p>
      <text:p text:style-name="P1005"><text:s text:c="2"/>display_course(cs2);</text:p>
      <text:p text:style-name="P1006"><text:s text:c="2"/>return 0;</text:p>
      <text:p text:style-name="P1007">}</text:p>
      <text:p text:style-name="P1008"/>
      <text:p text:style-name="P1009">void update_course(course *class) {</text:p>
      <text:p text:style-name="P1010"><text:s text:c="2"/>strcpy(class-&gt;title, "C++ Fundamentals");</text:p>
      <text:p text:style-name="P1011"><text:s text:c="2"/>class-&gt;id = 111;</text:p>
      <text:soft-page-break/>
      <text:p text:style-name="P1012"><text:s text:c="2"/>class-&gt;hours = 12.30;</text:p>
      <text:p text:style-name="P1013">}</text:p>
      <text:p text:style-name="P1014"/>
      <text:p text:style-name="P1015">void display_course(course class) {</text:p>
      <text:p text:style-name="P1016"><text:s text:c="2"/>printf("%d\t%s\t%3.2f\n", class.id, class.title, class.hours);</text:p>
      <text:p text:style-name="P1017">}</text:p>
      <text:p text:style-name="P1018"/>
      <text:p text:style-name="Standard"><text:span text:style-name="T1019">უნიონი</text:span><text:span text:style-name="T1020"><text:s/></text:span><text:span text:style-name="T1021">სტრუქტურის</text:span><text:span text:style-name="T1022"><text:s/></text:span><text:span text:style-name="T1023">მსგავსი</text:span><text:span text:style-name="T1024"><text:s/></text:span><text:span text:style-name="T1025">ტიპია</text:span><text:span text:style-name="T1026"><text:s/></text:span><text:span text:style-name="T1027">ორონდ</text:span><text:span text:style-name="T1028"><text:s/></text:span><text:span text:style-name="T1029">მისი</text:span><text:span text:style-name="T1030"><text:s/></text:span><text:span text:style-name="T1031">წევრები</text:span><text:span text:style-name="T1032"><text:s/></text:span><text:span text:style-name="T1033">ცვლადები</text:span><text:span text:style-name="T1034"><text:s/></text:span><text:span text:style-name="T1035">სხვადასხვა</text:span><text:span text:style-name="T1036"><text:s/></text:span><text:span text:style-name="T1037">მისამართზე</text:span><text:span text:style-name="T1038"><text:s/></text:span><text:span text:style-name="T1039">არ</text:span><text:span text:style-name="T1040"><text:s/></text:span><text:span text:style-name="T1041">არიან</text:span><text:span text:style-name="T1042">,<text:s/></text:span><text:span text:style-name="T1043">ყველანი</text:span><text:span text:style-name="T1044"><text:s/></text:span><text:span text:style-name="T1045">იწყებენ</text:span><text:span text:style-name="T1046"><text:s/></text:span><text:span text:style-name="T1047">ერთიდაიგივე</text:span><text:span text:style-name="T1048"><text:s/></text:span><text:span text:style-name="T1049">მისამარტიდან</text:span><text:span text:style-name="T1050">,<text:s/></text:span><text:span text:style-name="T1051">ყველაზე</text:span><text:span text:style-name="T1052"><text:s/></text:span><text:span text:style-name="T1053">დიდი</text:span><text:span text:style-name="T1054"><text:s/></text:span><text:span text:style-name="T1055">რომელი</text:span><text:span text:style-name="T1056"><text:s/></text:span><text:span text:style-name="T1057">ტიპიც</text:span><text:span text:style-name="T1058"><text:s/></text:span><text:span text:style-name="T1059">იქნება</text:span><text:span text:style-name="T1060"><text:s/></text:span><text:span text:style-name="T1061">ისაა</text:span><text:span text:style-name="T1062"><text:s/></text:span><text:span text:style-name="T1063">უნიონის</text:span><text:span text:style-name="T1064"><text:s/></text:span><text:span text:style-name="T1065">საერთო</text:span><text:span text:style-name="T1066"><text:s/></text:span><text:span text:style-name="T1067">ზომა</text:span><text:span text:style-name="T1068">. short<text:s/></text:span><text:span text:style-name="T1069">და</text:span><text:span text:style-name="T1070"><text:s/>long 2<text:s/></text:span><text:span text:style-name="T1071">და</text:span><text:span text:style-name="T1072"><text:s/>4<text:s/></text:span><text:span text:style-name="T1073">ბაიტიანი</text:span><text:span text:style-name="T1074"><text:s/></text:span><text:span text:style-name="T1075">ცვლადები</text:span><text:span text:style-name="T1076"><text:s/></text:span><text:span text:style-name="T1077">რომ</text:span><text:span text:style-name="T1078"><text:s/></text:span><text:span text:style-name="T1079">შევავსოთ</text:span><text:span text:style-name="T1080"><text:s/></text:span><text:span text:style-name="T1081">მაგ</text:span><text:span text:style-name="T1082"><text:s/></text:span><text:span text:style-name="T1083">პირველში</text:span><text:span text:style-name="T1084"><text:s/></text:span><text:span text:style-name="T1085">ჩავწეროთ</text:span><text:span text:style-name="T1086"><text:s/>5<text:s/></text:span><text:span text:style-name="T1087">ხოლო</text:span><text:span text:style-name="T1088"><text:s/></text:span><text:span text:style-name="T1089">მეორეშიც</text:span><text:span text:style-name="T1090"><text:s/>5<text:s/></text:span><text:span text:style-name="T1091">შეიცვლება</text:span><text:span text:style-name="T1092"><text:s/></text:span><text:span text:style-name="T1093">პირველისნისვნელობა</text:span><text:span text:style-name="T1094"><text:s/></text:span><text:span text:style-name="T1095">რადგანაც</text:span><text:span text:style-name="T1096"><text:s/></text:span><text:span text:style-name="T1097">ჯამსი</text:span><text:span text:style-name="T1098"><text:s/></text:span><text:span text:style-name="T1099">გვაქვს</text:span><text:span text:style-name="T1100"><text:s/>4<text:s/></text:span><text:span text:style-name="T1101">ბაიტი</text:span><text:span text:style-name="T1102"><text:s/></text:span><text:span text:style-name="T1103">და</text:span><text:span text:style-name="T1104"><text:s/></text:span><text:span text:style-name="T1105">შორთი</text:span><text:span text:style-name="T1106"><text:s/></text:span><text:span text:style-name="T1107">ცვლის</text:span><text:span text:style-name="T1108"><text:s/></text:span><text:span text:style-name="T1109">მხოლოდ</text:span><text:span text:style-name="T1110"><text:s/></text:span><text:span text:style-name="T1111">პირველ</text:span><text:span text:style-name="T1112"><text:s/>2</text:span><text:span text:style-name="T1113">ს</text:span><text:span text:style-name="T1114"><text:s/></text:span><text:span text:style-name="T1115">ლოგნი</text:span><text:span text:style-name="T1116"><text:s/></text:span><text:span text:style-name="T1117">კი</text:span><text:span text:style-name="T1118"><text:s/></text:span><text:span text:style-name="T1119">ყველას</text:span><text:span text:style-name="T1120"><text:s/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Sylfaen" svg:font-family="Sylfaen" style:font-family-generic="roman" style:font-pitch="variable" svg:panose-1="1 10 5 2 5 3 6 3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Lu</dc:creator>
    <meta:creation-date>2017-07-14T00:29:00Z</meta:creation-date>
    <dc:date>2019-01-31T08:58:00Z</dc:date>
    <meta:template xlink:href="Normal.dotm" xlink:type="simple"/>
    <meta:editing-cycles>12</meta:editing-cycles>
    <meta:editing-duration>PT2640S</meta:editing-duration>
    <meta:document-statistic meta:page-count="5" meta:paragraph-count="13" meta:word-count="1006" meta:character-count="6732" meta:row-count="47" meta:non-whitespace-character-count="5739"/>
  </office:meta>
</office:document-meta>
</file>